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7510f" officeooo:paragraph-rsid="0007510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officeooo:rsid="0007510f" officeooo:paragraph-rsid="0007510f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rsid="0007510f" officeooo:paragraph-rsid="0007510f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bcbdc" officeooo:paragraph-rsid="000bcbdc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solid" style:text-underline-width="auto" style:text-underline-color="font-color" fo:font-weight="bold" officeooo:rsid="0007510f" officeooo:paragraph-rsid="0007510f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510f" officeooo:paragraph-rsid="000751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3da2" officeooo:paragraph-rsid="00093d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0b1" officeooo:paragraph-rsid="000a10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da2" officeooo:paragraph-rsid="00093d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da2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10b1" officeooo:paragraph-rsid="000a10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0b1" officeooo:paragraph-rsid="000a10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solid" style:text-underline-width="auto" style:text-underline-color="font-color" fo:font-weight="bold" officeooo:rsid="000a4faf" officeooo:paragraph-rsid="000a4faf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faf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4faf" officeooo:paragraph-rsid="000a4f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faf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faf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7bed" officeooo:paragraph-rsid="000b7b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officeooo:rsid="0007510f" officeooo:paragraph-rsid="00093da2"/>
    </style:style>
    <style:style style:name="P20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cbdc" officeooo:paragraph-rsid="000bcbdc" style:font-size-asian="12.25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0bcbdc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officeooo:rsid="000bcbdc" officeooo:paragraph-rsid="000bcbdc"/>
    </style:style>
    <style:style style:name="P2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0bcbdc" style:font-size-asian="16pt" style:font-weight-asian="bold" style:font-size-complex="16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00bcbdc" officeooo:paragraph-rsid="000bcbdc" style:font-weight-asian="bold" style:font-weight-complex="bold"/>
    </style:style>
    <style:style style:name="P25" style:family="paragraph" style:parent-style-name="Table_20_Contents" style:list-style-name="L4">
      <style:paragraph-properties fo:text-align="start" style:justify-single-word="false"/>
      <style:text-properties officeooo:rsid="00115fd3" officeooo:paragraph-rsid="00115fd3"/>
    </style:style>
    <style:style style:name="P26" style:family="paragraph" style:parent-style-name="Table_20_Contents" style:list-style-name="L4">
      <style:paragraph-properties fo:text-align="start" style:justify-single-word="false"/>
      <style:text-properties officeooo:rsid="000bcbdc" officeooo:paragraph-rsid="000bcbdc"/>
    </style:style>
    <style:style style:name="P27" style:family="paragraph" style:parent-style-name="Table_20_Contents" style:list-style-name="L5">
      <style:paragraph-properties fo:text-align="start" style:justify-single-word="false"/>
      <style:text-properties officeooo:rsid="00115fd3" officeooo:paragraph-rsid="00115fd3"/>
    </style:style>
    <style:style style:name="P28" style:family="paragraph" style:parent-style-name="Table_20_Contents" style:list-style-name="L5">
      <style:paragraph-properties fo:text-align="start" style:justify-single-word="false"/>
      <style:text-properties fo:font-weight="normal" officeooo:rsid="000dcbaf" officeooo:paragraph-rsid="000dcbaf" style:font-weight-asian="normal" style:font-weight-complex="normal"/>
    </style:style>
    <style:style style:name="P29" style:family="paragraph" style:parent-style-name="Table_20_Contents" style:list-style-name="L5">
      <style:paragraph-properties fo:text-align="start" style:justify-single-word="false"/>
      <style:text-properties officeooo:rsid="000bcbdc" officeooo:paragraph-rsid="000dcbaf"/>
    </style:style>
    <style:style style:name="P30" style:family="paragraph" style:parent-style-name="Table_20_Contents">
      <style:paragraph-properties fo:text-align="start" style:justify-single-word="false"/>
      <style:text-properties officeooo:rsid="000bcbdc" officeooo:paragraph-rsid="000dcbaf"/>
    </style:style>
    <style:style style:name="P3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0dcbaf" style:font-size-asian="16pt" style:font-weight-asian="bold" style:font-size-complex="16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officeooo:rsid="000dcbaf" officeooo:paragraph-rsid="000dcbaf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rsid="000dcbaf" officeooo:paragraph-rsid="000dcbaf" style:font-weight-asian="bold" style:font-weight-complex="bold"/>
    </style:style>
    <style:style style:name="P34" style:family="paragraph" style:parent-style-name="Table_20_Contents" style:list-style-name="L6">
      <style:paragraph-properties fo:text-align="start" style:justify-single-word="false"/>
      <style:text-properties officeooo:rsid="00115fd3" officeooo:paragraph-rsid="00115fd3"/>
    </style:style>
    <style:style style:name="P35" style:family="paragraph" style:parent-style-name="Table_20_Contents" style:list-style-name="L6">
      <style:paragraph-properties fo:text-align="start" style:justify-single-word="false"/>
      <style:text-properties officeooo:rsid="000fb55b" officeooo:paragraph-rsid="000fb55b"/>
    </style:style>
    <style:style style:name="P36" style:family="paragraph" style:parent-style-name="Table_20_Contents">
      <style:paragraph-properties fo:text-align="start" style:justify-single-word="false"/>
      <style:text-properties officeooo:rsid="000fb55b" officeooo:paragraph-rsid="000fb55b"/>
    </style:style>
    <style:style style:name="P3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0fb55b" style:font-size-asian="16pt" style:font-weight-asian="bold" style:font-size-complex="16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weight="bold" officeooo:rsid="000fb55b" officeooo:paragraph-rsid="000fb55b" style:font-weight-asian="bold" style:font-weight-complex="bold"/>
    </style:style>
    <style:style style:name="P39" style:family="paragraph" style:parent-style-name="Table_20_Contents" style:list-style-name="L7">
      <style:paragraph-properties fo:text-align="start" style:justify-single-word="false"/>
      <style:text-properties officeooo:rsid="00115fd3" officeooo:paragraph-rsid="00115fd3"/>
    </style:style>
    <style:style style:name="P40" style:family="paragraph" style:parent-style-name="Table_20_Contents">
      <style:paragraph-properties fo:text-align="start" style:justify-single-word="false"/>
      <style:text-properties officeooo:rsid="00115fd3" officeooo:paragraph-rsid="00115fd3"/>
    </style:style>
    <style:style style:name="P4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15fd3" style:font-size-asian="16pt" style:font-weight-asian="bold" style:font-size-complex="16pt" style:font-weight-complex="bold"/>
    </style:style>
    <style:style style:name="P42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115fd3" officeooo:paragraph-rsid="00115fd3" style:font-size-asian="16pt" style:font-weight-asian="bold" style:font-size-complex="16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weight="bold" officeooo:rsid="00115fd3" officeooo:paragraph-rsid="00115fd3" style:font-weight-asian="bold" style:font-weight-complex="bold"/>
    </style:style>
    <style:style style:name="P44" style:family="paragraph" style:parent-style-name="Table_20_Contents" style:list-style-name="L8">
      <style:paragraph-properties fo:text-align="start" style:justify-single-word="false"/>
      <style:text-properties officeooo:rsid="00115fd3" officeooo:paragraph-rsid="00115fd3"/>
    </style:style>
    <style:style style:name="P45" style:family="paragraph" style:parent-style-name="Table_20_Contents" style:list-style-name="L9">
      <style:paragraph-properties fo:text-align="start" style:justify-single-word="false"/>
      <style:text-properties officeooo:rsid="00115fd3" officeooo:paragraph-rsid="00115fd3"/>
    </style:style>
    <style:style style:name="P46" style:family="paragraph" style:parent-style-name="Table_20_Contents" style:list-style-name="L9">
      <style:paragraph-properties fo:text-align="start" style:justify-single-word="false"/>
      <style:text-properties officeooo:rsid="0012f213" officeooo:paragraph-rsid="0012f213"/>
    </style:style>
    <style:style style:name="P4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2f213" officeooo:paragraph-rsid="0012f213" style:font-size-asian="16pt" style:font-weight-asian="bold" style:font-size-complex="16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officeooo:rsid="0012f213" officeooo:paragraph-rsid="0012f213"/>
    </style:style>
    <style:style style:name="P49" style:family="paragraph" style:parent-style-name="Table_20_Contents">
      <style:paragraph-properties fo:text-align="start" style:justify-single-word="false"/>
      <style:text-properties fo:font-weight="bold" officeooo:rsid="0012f213" officeooo:paragraph-rsid="0012f213" style:font-weight-asian="bold" style:font-weight-complex="bold"/>
    </style:style>
    <style:style style:name="P50" style:family="paragraph" style:parent-style-name="Table_20_Contents" style:list-style-name="L10">
      <style:paragraph-properties fo:text-align="start" style:justify-single-word="false"/>
      <style:text-properties officeooo:rsid="0012f213" officeooo:paragraph-rsid="0012f213"/>
    </style:style>
    <style:style style:name="P51" style:family="paragraph" style:parent-style-name="Table_20_Contents" style:list-style-name="L11">
      <style:paragraph-properties fo:text-align="start" style:justify-single-word="false"/>
      <style:text-properties officeooo:rsid="0012f213" officeooo:paragraph-rsid="0012f213"/>
    </style:style>
    <style:style style:name="P52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2f213" style:font-size-asian="16pt" style:font-weight-asian="bold" style:font-size-complex="16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officeooo:rsid="000bcbdc" officeooo:paragraph-rsid="0012f213"/>
    </style:style>
    <style:style style:name="P54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2f213" style:font-size-asian="16pt" style:font-weight-asian="bold" style:font-size-complex="16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font-weight="bold" officeooo:rsid="000bcbdc" officeooo:paragraph-rsid="0012f213" style:font-weight-asian="bold" style:font-weight-complex="bold"/>
    </style:style>
    <style:style style:name="P56" style:family="paragraph" style:parent-style-name="Table_20_Contents" style:list-style-name="L4">
      <style:paragraph-properties fo:text-align="start" style:justify-single-word="false"/>
      <style:text-properties officeooo:rsid="00115fd3" officeooo:paragraph-rsid="0012f213"/>
    </style:style>
    <style:style style:name="P57" style:family="paragraph" style:parent-style-name="Table_20_Contents" style:list-style-name="L4">
      <style:paragraph-properties fo:text-align="start" style:justify-single-word="false"/>
      <style:text-properties officeooo:rsid="000bcbdc" officeooo:paragraph-rsid="0012f213"/>
    </style:style>
    <style:style style:name="P58" style:family="paragraph" style:parent-style-name="Table_20_Contents" style:list-style-name="L12">
      <style:paragraph-properties fo:text-align="start" style:justify-single-word="false"/>
      <style:text-properties officeooo:rsid="00115fd3" officeooo:paragraph-rsid="0012f213"/>
    </style:style>
    <style:style style:name="P59" style:family="paragraph" style:parent-style-name="Table_20_Contents" style:list-style-name="L12">
      <style:paragraph-properties fo:text-align="start" style:justify-single-word="false"/>
      <style:text-properties fo:font-weight="normal" officeooo:rsid="000dcbaf" officeooo:paragraph-rsid="0012f213" style:font-weight-asian="normal" style:font-weight-complex="normal"/>
    </style:style>
    <style:style style:name="P60" style:family="paragraph" style:parent-style-name="Table_20_Contents" style:list-style-name="L12">
      <style:paragraph-properties fo:text-align="start" style:justify-single-word="false"/>
      <style:text-properties officeooo:rsid="000dcbaf" officeooo:paragraph-rsid="0012f213"/>
    </style:style>
    <style:style style:name="P61" style:family="paragraph" style:parent-style-name="Table_20_Contents" style:list-style-name="L12">
      <style:paragraph-properties fo:text-align="start" style:justify-single-word="false"/>
      <style:text-properties officeooo:rsid="000bcbdc" officeooo:paragraph-rsid="0012f213"/>
    </style:style>
    <style:style style:name="P6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2f213" style:font-size-asian="16pt" style:font-weight-asian="bold" style:font-size-complex="16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officeooo:rsid="000dcbaf" officeooo:paragraph-rsid="0012f213"/>
    </style:style>
    <style:style style:name="P64" style:family="paragraph" style:parent-style-name="Table_20_Contents">
      <style:paragraph-properties fo:text-align="start" style:justify-single-word="false"/>
      <style:text-properties fo:font-weight="bold" officeooo:rsid="000dcbaf" officeooo:paragraph-rsid="0012f213" style:font-weight-asian="bold" style:font-weight-complex="bold"/>
    </style:style>
    <style:style style:name="P65" style:family="paragraph" style:parent-style-name="Table_20_Contents" style:list-style-name="L13">
      <style:paragraph-properties fo:text-align="start" style:justify-single-word="false"/>
      <style:text-properties officeooo:rsid="00115fd3" officeooo:paragraph-rsid="0012f213"/>
    </style:style>
    <style:style style:name="P66" style:family="paragraph" style:parent-style-name="Table_20_Contents" style:list-style-name="L13">
      <style:paragraph-properties fo:text-align="start" style:justify-single-word="false"/>
      <style:text-properties officeooo:rsid="000fb55b" officeooo:paragraph-rsid="0012f213"/>
    </style:style>
    <style:style style:name="P67" style:family="paragraph" style:parent-style-name="Table_20_Contents">
      <style:paragraph-properties fo:text-align="start" style:justify-single-word="false"/>
      <style:text-properties officeooo:rsid="000fb55b" officeooo:paragraph-rsid="0012f213"/>
    </style:style>
    <style:style style:name="P6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2f213" style:font-size-asian="16pt" style:font-weight-asian="bold" style:font-size-complex="16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font-weight="bold" officeooo:rsid="000fb55b" officeooo:paragraph-rsid="0012f213" style:font-weight-asian="bold" style:font-weight-complex="bold"/>
    </style:style>
    <style:style style:name="P70" style:family="paragraph" style:parent-style-name="Table_20_Contents" style:list-style-name="L14">
      <style:paragraph-properties fo:text-align="start" style:justify-single-word="false"/>
      <style:text-properties officeooo:rsid="00115fd3" officeooo:paragraph-rsid="0012f213"/>
    </style:style>
    <style:style style:name="P71" style:family="paragraph" style:parent-style-name="Table_20_Contents">
      <style:paragraph-properties fo:text-align="start" style:justify-single-word="false"/>
      <style:text-properties officeooo:rsid="00115fd3" officeooo:paragraph-rsid="0012f213"/>
    </style:style>
    <style:style style:name="P7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2f213" style:font-size-asian="16pt" style:font-weight-asian="bold" style:font-size-complex="16pt" style:font-weight-complex="bold"/>
    </style:style>
    <style:style style:name="P73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115fd3" officeooo:paragraph-rsid="0012f213" style:font-size-asian="16pt" style:font-weight-asian="bold" style:font-size-complex="16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font-weight="bold" officeooo:rsid="00115fd3" officeooo:paragraph-rsid="0012f213" style:font-weight-asian="bold" style:font-weight-complex="bold"/>
    </style:style>
    <style:style style:name="P75" style:family="paragraph" style:parent-style-name="Table_20_Contents" style:list-style-name="L15">
      <style:paragraph-properties fo:text-align="start" style:justify-single-word="false"/>
      <style:text-properties officeooo:rsid="00115fd3" officeooo:paragraph-rsid="0012f213"/>
    </style:style>
    <style:style style:name="P76" style:family="paragraph" style:parent-style-name="Table_20_Contents" style:list-style-name="L15">
      <style:paragraph-properties fo:text-align="start" style:justify-single-word="false"/>
      <style:text-properties officeooo:paragraph-rsid="0012f213"/>
    </style:style>
    <style:style style:name="P77" style:family="paragraph" style:parent-style-name="Table_20_Contents" style:list-style-name="L16">
      <style:paragraph-properties fo:text-align="start" style:justify-single-word="false"/>
      <style:text-properties officeooo:rsid="00115fd3" officeooo:paragraph-rsid="0012f213"/>
    </style:style>
    <style:style style:name="P78" style:family="paragraph" style:parent-style-name="Table_20_Contents" style:list-style-name="L16">
      <style:paragraph-properties fo:text-align="start" style:justify-single-word="false"/>
      <style:text-properties officeooo:rsid="0012f213" officeooo:paragraph-rsid="0012f213"/>
    </style:style>
    <style:style style:name="P79" style:family="paragraph" style:parent-style-name="Table_20_Contents" style:list-style-name="L17">
      <style:paragraph-properties fo:text-align="start" style:justify-single-word="false"/>
      <style:text-properties officeooo:rsid="0012f213" officeooo:paragraph-rsid="0012f213"/>
    </style:style>
    <style:style style:name="P80" style:family="paragraph" style:parent-style-name="Table_20_Contents" style:list-style-name="L18">
      <style:paragraph-properties fo:text-align="start" style:justify-single-word="false"/>
      <style:text-properties officeooo:rsid="0012f213" officeooo:paragraph-rsid="0012f213"/>
    </style:style>
    <style:style style:name="P81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775c2" style:font-size-asian="16pt" style:font-weight-asian="bold" style:font-size-complex="16pt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officeooo:rsid="000bcbdc" officeooo:paragraph-rsid="001775c2"/>
    </style:style>
    <style:style style:name="P8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775c2" style:font-size-asian="16pt" style:font-weight-asian="bold" style:font-size-complex="16pt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font-weight="bold" officeooo:rsid="000bcbdc" officeooo:paragraph-rsid="001775c2" style:font-weight-asian="bold" style:font-weight-complex="bold"/>
    </style:style>
    <style:style style:name="P85" style:family="paragraph" style:parent-style-name="Table_20_Contents" style:list-style-name="L4">
      <style:paragraph-properties fo:text-align="start" style:justify-single-word="false"/>
      <style:text-properties officeooo:rsid="00115fd3" officeooo:paragraph-rsid="001775c2"/>
    </style:style>
    <style:style style:name="P86" style:family="paragraph" style:parent-style-name="Table_20_Contents" style:list-style-name="L4">
      <style:paragraph-properties fo:text-align="start" style:justify-single-word="false"/>
      <style:text-properties officeooo:rsid="000bcbdc" officeooo:paragraph-rsid="001775c2"/>
    </style:style>
    <style:style style:name="P87" style:family="paragraph" style:parent-style-name="Table_20_Contents" style:list-style-name="L19">
      <style:paragraph-properties fo:text-align="start" style:justify-single-word="false"/>
      <style:text-properties officeooo:rsid="00115fd3" officeooo:paragraph-rsid="001775c2"/>
    </style:style>
    <style:style style:name="P88" style:family="paragraph" style:parent-style-name="Table_20_Contents" style:list-style-name="L19">
      <style:paragraph-properties fo:text-align="start" style:justify-single-word="false"/>
      <style:text-properties fo:font-weight="normal" officeooo:rsid="000dcbaf" officeooo:paragraph-rsid="001775c2" style:font-weight-asian="normal" style:font-weight-complex="normal"/>
    </style:style>
    <style:style style:name="P89" style:family="paragraph" style:parent-style-name="Table_20_Contents" style:list-style-name="L19">
      <style:paragraph-properties fo:text-align="start" style:justify-single-word="false"/>
      <style:text-properties officeooo:rsid="000dcbaf" officeooo:paragraph-rsid="001775c2"/>
    </style:style>
    <style:style style:name="P90" style:family="paragraph" style:parent-style-name="Table_20_Contents" style:list-style-name="L19">
      <style:paragraph-properties fo:text-align="start" style:justify-single-word="false"/>
      <style:text-properties officeooo:rsid="000bcbdc" officeooo:paragraph-rsid="001775c2"/>
    </style:style>
    <style:style style:name="P9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775c2" style:font-size-asian="16pt" style:font-weight-asian="bold" style:font-size-complex="16pt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officeooo:rsid="000dcbaf" officeooo:paragraph-rsid="001775c2"/>
    </style:style>
    <style:style style:name="P93" style:family="paragraph" style:parent-style-name="Table_20_Contents">
      <style:paragraph-properties fo:text-align="start" style:justify-single-word="false"/>
      <style:text-properties fo:font-weight="bold" officeooo:rsid="000dcbaf" officeooo:paragraph-rsid="001775c2" style:font-weight-asian="bold" style:font-weight-complex="bold"/>
    </style:style>
    <style:style style:name="P94" style:family="paragraph" style:parent-style-name="Table_20_Contents" style:list-style-name="L20">
      <style:paragraph-properties fo:text-align="start" style:justify-single-word="false"/>
      <style:text-properties officeooo:rsid="00115fd3" officeooo:paragraph-rsid="001775c2"/>
    </style:style>
    <style:style style:name="P95" style:family="paragraph" style:parent-style-name="Table_20_Contents" style:list-style-name="L20">
      <style:paragraph-properties fo:text-align="start" style:justify-single-word="false"/>
      <style:text-properties officeooo:rsid="000fb55b" officeooo:paragraph-rsid="001775c2"/>
    </style:style>
    <style:style style:name="P96" style:family="paragraph" style:parent-style-name="Table_20_Contents">
      <style:paragraph-properties fo:text-align="start" style:justify-single-word="false"/>
      <style:text-properties officeooo:rsid="000fb55b" officeooo:paragraph-rsid="001775c2"/>
    </style:style>
    <style:style style:name="P9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775c2" style:font-size-asian="16pt" style:font-weight-asian="bold" style:font-size-complex="16pt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fo:font-weight="bold" officeooo:rsid="000fb55b" officeooo:paragraph-rsid="001775c2" style:font-weight-asian="bold" style:font-weight-complex="bold"/>
    </style:style>
    <style:style style:name="P99" style:family="paragraph" style:parent-style-name="Table_20_Contents" style:list-style-name="L21">
      <style:paragraph-properties fo:text-align="start" style:justify-single-word="false"/>
      <style:text-properties officeooo:rsid="00115fd3" officeooo:paragraph-rsid="001775c2"/>
    </style:style>
    <style:style style:name="P100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775c2" style:font-size-asian="16pt" style:font-weight-asian="bold" style:font-size-complex="16pt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officeooo:rsid="00115fd3" officeooo:paragraph-rsid="001775c2"/>
    </style:style>
    <style:style style:name="P102" style:family="paragraph" style:parent-style-name="Table_20_Contents">
      <style:paragraph-properties fo:text-align="start" style:justify-single-word="false"/>
      <style:text-properties fo:font-weight="bold" officeooo:rsid="00115fd3" officeooo:paragraph-rsid="001775c2" style:font-weight-asian="bold" style:font-weight-complex="bold"/>
    </style:style>
    <style:style style:name="P103" style:family="paragraph" style:parent-style-name="Table_20_Contents" style:list-style-name="L22">
      <style:paragraph-properties fo:text-align="start" style:justify-single-word="false"/>
      <style:text-properties officeooo:rsid="00115fd3" officeooo:paragraph-rsid="001775c2"/>
    </style:style>
    <style:style style:name="P104" style:family="paragraph" style:parent-style-name="Table_20_Contents" style:list-style-name="L22">
      <style:paragraph-properties fo:text-align="start" style:justify-single-word="false"/>
      <style:text-properties officeooo:paragraph-rsid="001775c2"/>
    </style:style>
    <style:style style:name="P105" style:family="paragraph" style:parent-style-name="Table_20_Contents">
      <style:paragraph-properties fo:text-align="start" style:justify-single-word="false"/>
      <style:text-properties officeooo:rsid="0012f213" officeooo:paragraph-rsid="001775c2"/>
    </style:style>
    <style:style style:name="P106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81f3d" style:font-size-asian="16pt" style:font-weight-asian="bold" style:font-size-complex="16pt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officeooo:rsid="000bcbdc" officeooo:paragraph-rsid="00181f3d"/>
    </style:style>
    <style:style style:name="P10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81f3d" style:font-size-asian="16pt" style:font-weight-asian="bold" style:font-size-complex="16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fo:font-weight="bold" officeooo:rsid="000bcbdc" officeooo:paragraph-rsid="00181f3d" style:font-weight-asian="bold" style:font-weight-complex="bold"/>
    </style:style>
    <style:style style:name="P110" style:family="paragraph" style:parent-style-name="Table_20_Contents" style:list-style-name="L4">
      <style:paragraph-properties fo:text-align="start" style:justify-single-word="false"/>
      <style:text-properties officeooo:rsid="00115fd3" officeooo:paragraph-rsid="00181f3d"/>
    </style:style>
    <style:style style:name="P111" style:family="paragraph" style:parent-style-name="Table_20_Contents" style:list-style-name="L4">
      <style:paragraph-properties fo:text-align="start" style:justify-single-word="false"/>
      <style:text-properties officeooo:rsid="000bcbdc" officeooo:paragraph-rsid="00181f3d"/>
    </style:style>
    <style:style style:name="P112" style:family="paragraph" style:parent-style-name="Table_20_Contents" style:list-style-name="L23">
      <style:paragraph-properties fo:text-align="start" style:justify-single-word="false"/>
      <style:text-properties officeooo:rsid="00115fd3" officeooo:paragraph-rsid="00181f3d"/>
    </style:style>
    <style:style style:name="P113" style:family="paragraph" style:parent-style-name="Table_20_Contents" style:list-style-name="L23">
      <style:paragraph-properties fo:text-align="start" style:justify-single-word="false"/>
      <style:text-properties fo:font-weight="normal" officeooo:rsid="000dcbaf" officeooo:paragraph-rsid="00181f3d" style:font-weight-asian="normal" style:font-weight-complex="normal"/>
    </style:style>
    <style:style style:name="P114" style:family="paragraph" style:parent-style-name="Table_20_Contents" style:list-style-name="L23">
      <style:paragraph-properties fo:text-align="start" style:justify-single-word="false"/>
      <style:text-properties officeooo:rsid="000dcbaf" officeooo:paragraph-rsid="00181f3d"/>
    </style:style>
    <style:style style:name="P115" style:family="paragraph" style:parent-style-name="Table_20_Contents" style:list-style-name="L23">
      <style:paragraph-properties fo:text-align="start" style:justify-single-word="false"/>
      <style:text-properties fo:font-weight="normal" officeooo:rsid="005e374d" officeooo:paragraph-rsid="00603144" style:font-weight-asian="normal" style:font-weight-complex="normal"/>
    </style:style>
    <style:style style:name="P116" style:family="paragraph" style:parent-style-name="Table_20_Contents" style:list-style-name="L23">
      <style:paragraph-properties fo:text-align="start" style:justify-single-word="false"/>
      <style:text-properties officeooo:rsid="000bcbdc" officeooo:paragraph-rsid="00181f3d"/>
    </style:style>
    <style:style style:name="P11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81f3d" officeooo:paragraph-rsid="00181f3d" style:font-size-asian="16pt" style:font-weight-asian="bold" style:font-size-complex="16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officeooo:rsid="00181f3d" officeooo:paragraph-rsid="00181f3d"/>
    </style:style>
    <style:style style:name="P119" style:family="paragraph" style:parent-style-name="Table_20_Contents">
      <style:paragraph-properties fo:text-align="start" style:justify-single-word="false"/>
      <style:text-properties fo:font-weight="bold" officeooo:rsid="00181f3d" officeooo:paragraph-rsid="00181f3d" style:font-weight-asian="bold" style:font-weight-complex="bold"/>
    </style:style>
    <style:style style:name="P120" style:family="paragraph" style:parent-style-name="Table_20_Contents" style:list-style-name="L24">
      <style:paragraph-properties fo:text-align="start" style:justify-single-word="false"/>
      <style:text-properties officeooo:rsid="00181f3d" officeooo:paragraph-rsid="00181f3d"/>
    </style:style>
    <style:style style:name="P121" style:family="paragraph" style:parent-style-name="Table_20_Contents" style:list-style-name="L24">
      <style:paragraph-properties fo:text-align="start" style:justify-single-word="false"/>
      <style:text-properties officeooo:rsid="0019bb00" officeooo:paragraph-rsid="0019bb00"/>
    </style:style>
    <style:style style:name="P12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81f3d" style:font-size-asian="16pt" style:font-weight-asian="bold" style:font-size-complex="16pt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officeooo:rsid="000dcbaf" officeooo:paragraph-rsid="00181f3d"/>
    </style:style>
    <style:style style:name="P124" style:family="paragraph" style:parent-style-name="Table_20_Contents">
      <style:paragraph-properties fo:text-align="start" style:justify-single-word="false"/>
      <style:text-properties fo:font-weight="bold" officeooo:rsid="000dcbaf" officeooo:paragraph-rsid="00181f3d" style:font-weight-asian="bold" style:font-weight-complex="bold"/>
    </style:style>
    <style:style style:name="P125" style:family="paragraph" style:parent-style-name="Table_20_Contents" style:list-style-name="L25">
      <style:paragraph-properties fo:text-align="start" style:justify-single-word="false"/>
      <style:text-properties officeooo:rsid="00115fd3" officeooo:paragraph-rsid="001b577b"/>
    </style:style>
    <style:style style:name="P126" style:family="paragraph" style:parent-style-name="Table_20_Contents" style:list-style-name="L25">
      <style:paragraph-properties fo:text-align="start" style:justify-single-word="false"/>
      <style:text-properties officeooo:rsid="000fb55b" officeooo:paragraph-rsid="00181f3d"/>
    </style:style>
    <style:style style:name="P127" style:family="paragraph" style:parent-style-name="Table_20_Contents">
      <style:paragraph-properties fo:text-align="start" style:justify-single-word="false"/>
      <style:text-properties officeooo:rsid="000fb55b" officeooo:paragraph-rsid="00181f3d"/>
    </style:style>
    <style:style style:name="P12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81f3d" style:font-size-asian="16pt" style:font-weight-asian="bold" style:font-size-complex="16pt" style:font-weight-complex="bold"/>
    </style:style>
    <style:style style:name="P129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0fb55b" officeooo:paragraph-rsid="00181f3d" style:font-size-asian="16pt" style:font-weight-asian="bold" style:font-size-complex="16pt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fo:font-weight="bold" officeooo:rsid="000fb55b" officeooo:paragraph-rsid="00181f3d" style:font-weight-asian="bold" style:font-weight-complex="bold"/>
    </style:style>
    <style:style style:name="P131" style:family="paragraph" style:parent-style-name="Table_20_Contents" style:list-style-name="L26">
      <style:paragraph-properties fo:text-align="start" style:justify-single-word="false"/>
      <style:text-properties officeooo:rsid="00115fd3" officeooo:paragraph-rsid="00181f3d"/>
    </style:style>
    <style:style style:name="P13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81f3d" style:font-size-asian="16pt" style:font-weight-asian="bold" style:font-size-complex="16pt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officeooo:rsid="00115fd3" officeooo:paragraph-rsid="00181f3d"/>
    </style:style>
    <style:style style:name="P134" style:family="paragraph" style:parent-style-name="Table_20_Contents">
      <style:paragraph-properties fo:text-align="start" style:justify-single-word="false"/>
      <style:text-properties fo:font-weight="bold" officeooo:rsid="00115fd3" officeooo:paragraph-rsid="00181f3d" style:font-weight-asian="bold" style:font-weight-complex="bold"/>
    </style:style>
    <style:style style:name="P135" style:family="paragraph" style:parent-style-name="Table_20_Contents" style:list-style-name="L27">
      <style:paragraph-properties fo:text-align="start" style:justify-single-word="false"/>
      <style:text-properties officeooo:rsid="00115fd3" officeooo:paragraph-rsid="00181f3d"/>
    </style:style>
    <style:style style:name="P136" style:family="paragraph" style:parent-style-name="Table_20_Contents" style:list-style-name="L27">
      <style:paragraph-properties fo:text-align="start" style:justify-single-word="false"/>
      <style:text-properties officeooo:paragraph-rsid="00181f3d"/>
    </style:style>
    <style:style style:name="P137" style:family="paragraph" style:parent-style-name="Table_20_Contents" style:list-style-name="L27">
      <style:paragraph-properties fo:text-align="start" style:justify-single-word="false"/>
      <style:text-properties officeooo:rsid="004f5a65" officeooo:paragraph-rsid="004f5a65"/>
    </style:style>
    <style:style style:name="P138" style:family="paragraph" style:parent-style-name="Table_20_Contents">
      <style:paragraph-properties fo:text-align="start" style:justify-single-word="false"/>
      <style:text-properties officeooo:rsid="0012f213" officeooo:paragraph-rsid="00181f3d"/>
    </style:style>
    <style:style style:name="P139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c1a4" officeooo:paragraph-rsid="001bc1a4" style:font-size-asian="16pt" style:font-weight-asian="bold" style:font-size-complex="16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fo:font-size="12pt" officeooo:rsid="0012f213" officeooo:paragraph-rsid="00181f3d" style:font-size-asian="10.5pt" style:font-size-complex="12pt"/>
    </style:style>
    <style:style style:name="P14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81f3d" officeooo:paragraph-rsid="001bc1a4" style:font-size-asian="16pt" style:font-weight-asian="bold" style:font-size-complex="16pt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officeooo:rsid="00181f3d" officeooo:paragraph-rsid="001bc1a4"/>
    </style:style>
    <style:style style:name="P143" style:family="paragraph" style:parent-style-name="Table_20_Contents">
      <style:paragraph-properties fo:text-align="start" style:justify-single-word="false"/>
      <style:text-properties fo:font-weight="bold" officeooo:rsid="00181f3d" officeooo:paragraph-rsid="001bc1a4" style:font-weight-asian="bold" style:font-weight-complex="bold"/>
    </style:style>
    <style:style style:name="P144" style:family="paragraph" style:parent-style-name="Table_20_Contents" style:list-style-name="L24">
      <style:paragraph-properties fo:text-align="start" style:justify-single-word="false"/>
      <style:text-properties officeooo:rsid="00181f3d" officeooo:paragraph-rsid="001bc1a4"/>
    </style:style>
    <style:style style:name="P145" style:family="paragraph" style:parent-style-name="Table_20_Contents" style:list-style-name="L24">
      <style:paragraph-properties fo:text-align="start" style:justify-single-word="false"/>
      <style:text-properties officeooo:rsid="0019bb00" officeooo:paragraph-rsid="001bc1a4"/>
    </style:style>
    <style:style style:name="P146" style:family="paragraph" style:parent-style-name="Table_20_Contents" style:list-style-name="L24">
      <style:paragraph-properties fo:text-align="start" style:justify-single-word="false"/>
      <style:text-properties officeooo:rsid="001f6c98" officeooo:paragraph-rsid="001f6c98"/>
    </style:style>
    <style:style style:name="P147" style:family="paragraph" style:parent-style-name="Table_20_Contents">
      <style:paragraph-properties fo:text-align="start" style:justify-single-word="false"/>
      <style:text-properties officeooo:rsid="000bcbdc" officeooo:paragraph-rsid="001bc1a4"/>
    </style:style>
    <style:style style:name="P14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bc1a4" style:font-size-asian="16pt" style:font-weight-asian="bold" style:font-size-complex="16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officeooo:rsid="000dcbaf" officeooo:paragraph-rsid="001bc1a4"/>
    </style:style>
    <style:style style:name="P150" style:family="paragraph" style:parent-style-name="Table_20_Contents">
      <style:paragraph-properties fo:text-align="start" style:justify-single-word="false"/>
      <style:text-properties fo:font-weight="bold" officeooo:rsid="000dcbaf" officeooo:paragraph-rsid="001bc1a4" style:font-weight-asian="bold" style:font-weight-complex="bold"/>
    </style:style>
    <style:style style:name="P151" style:family="paragraph" style:parent-style-name="Table_20_Contents" style:list-style-name="L28">
      <style:paragraph-properties fo:text-align="start" style:justify-single-word="false"/>
      <style:text-properties officeooo:rsid="00115fd3" officeooo:paragraph-rsid="001bc1a4"/>
    </style:style>
    <style:style style:name="P152" style:family="paragraph" style:parent-style-name="Table_20_Contents" style:list-style-name="L28">
      <style:paragraph-properties fo:text-align="start" style:justify-single-word="false"/>
      <style:text-properties officeooo:rsid="000fb55b" officeooo:paragraph-rsid="001bc1a4"/>
    </style:style>
    <style:style style:name="P153" style:family="paragraph" style:parent-style-name="Table_20_Contents" style:list-style-name="L28">
      <style:paragraph-properties fo:text-align="start" style:justify-single-word="false"/>
      <style:text-properties officeooo:rsid="0050ebdc" officeooo:paragraph-rsid="0050ebdc"/>
    </style:style>
    <style:style style:name="P154" style:family="paragraph" style:parent-style-name="Table_20_Contents">
      <style:paragraph-properties fo:text-align="start" style:justify-single-word="false"/>
      <style:text-properties officeooo:rsid="000fb55b" officeooo:paragraph-rsid="001bc1a4"/>
    </style:style>
    <style:style style:name="P155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d07c2" style:font-size-asian="16pt" style:font-weight-asian="bold" style:font-size-complex="16pt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officeooo:rsid="000bcbdc" officeooo:paragraph-rsid="001d07c2"/>
    </style:style>
    <style:style style:name="P15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d07c2" style:font-size-asian="16pt" style:font-weight-asian="bold" style:font-size-complex="16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fo:font-weight="bold" officeooo:rsid="000bcbdc" officeooo:paragraph-rsid="001d07c2" style:font-weight-asian="bold" style:font-weight-complex="bold"/>
    </style:style>
    <style:style style:name="P159" style:family="paragraph" style:parent-style-name="Table_20_Contents" style:list-style-name="L4">
      <style:paragraph-properties fo:text-align="start" style:justify-single-word="false"/>
      <style:text-properties officeooo:rsid="00115fd3" officeooo:paragraph-rsid="001d07c2"/>
    </style:style>
    <style:style style:name="P160" style:family="paragraph" style:parent-style-name="Table_20_Contents" style:list-style-name="L4">
      <style:paragraph-properties fo:text-align="start" style:justify-single-word="false"/>
      <style:text-properties officeooo:rsid="000bcbdc" officeooo:paragraph-rsid="001d07c2"/>
    </style:style>
    <style:style style:name="P161" style:family="paragraph" style:parent-style-name="Table_20_Contents" style:list-style-name="L29">
      <style:paragraph-properties fo:text-align="start" style:justify-single-word="false"/>
      <style:text-properties officeooo:rsid="00115fd3" officeooo:paragraph-rsid="001d07c2"/>
    </style:style>
    <style:style style:name="P162" style:family="paragraph" style:parent-style-name="Table_20_Contents" style:list-style-name="L29">
      <style:paragraph-properties fo:text-align="start" style:justify-single-word="false"/>
      <style:text-properties fo:font-weight="normal" officeooo:rsid="000dcbaf" officeooo:paragraph-rsid="001d07c2" style:font-weight-asian="normal" style:font-weight-complex="normal"/>
    </style:style>
    <style:style style:name="P163" style:family="paragraph" style:parent-style-name="Table_20_Contents" style:list-style-name="L29">
      <style:paragraph-properties fo:text-align="start" style:justify-single-word="false"/>
      <style:text-properties officeooo:rsid="000dcbaf" officeooo:paragraph-rsid="001d07c2"/>
    </style:style>
    <style:style style:name="P164" style:family="paragraph" style:parent-style-name="Table_20_Contents" style:list-style-name="L29">
      <style:paragraph-properties fo:text-align="start" style:justify-single-word="false"/>
      <style:text-properties officeooo:rsid="000bcbdc" officeooo:paragraph-rsid="001d07c2"/>
    </style:style>
    <style:style style:name="P165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d07c2" style:font-size-asian="16pt" style:font-weight-asian="bold" style:font-size-complex="16pt" style:font-weight-complex="bold"/>
    </style:style>
    <style:style style:name="P166" style:family="paragraph" style:parent-style-name="Table_20_Contents">
      <style:paragraph-properties fo:text-align="start" style:justify-single-word="false"/>
      <style:text-properties officeooo:rsid="000dcbaf" officeooo:paragraph-rsid="001d07c2"/>
    </style:style>
    <style:style style:name="P167" style:family="paragraph" style:parent-style-name="Table_20_Contents">
      <style:paragraph-properties fo:text-align="start" style:justify-single-word="false"/>
      <style:text-properties fo:font-weight="bold" officeooo:rsid="000dcbaf" officeooo:paragraph-rsid="001d07c2" style:font-weight-asian="bold" style:font-weight-complex="bold"/>
    </style:style>
    <style:style style:name="P168" style:family="paragraph" style:parent-style-name="Table_20_Contents" style:list-style-name="L30">
      <style:paragraph-properties fo:text-align="start" style:justify-single-word="false"/>
      <style:text-properties officeooo:rsid="00115fd3" officeooo:paragraph-rsid="001d07c2"/>
    </style:style>
    <style:style style:name="P169" style:family="paragraph" style:parent-style-name="Table_20_Contents" style:list-style-name="L30">
      <style:paragraph-properties fo:text-align="start" style:justify-single-word="false"/>
      <style:text-properties officeooo:rsid="000fb55b" officeooo:paragraph-rsid="001d07c2"/>
    </style:style>
    <style:style style:name="P170" style:family="paragraph" style:parent-style-name="Table_20_Contents">
      <style:paragraph-properties fo:text-align="start" style:justify-single-word="false"/>
      <style:text-properties officeooo:rsid="000fb55b" officeooo:paragraph-rsid="001d07c2"/>
    </style:style>
    <style:style style:name="P17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d07c2" style:font-size-asian="16pt" style:font-weight-asian="bold" style:font-size-complex="16pt" style:font-weight-complex="bold"/>
    </style:style>
    <style:style style:name="P172" style:family="paragraph" style:parent-style-name="Table_20_Contents">
      <style:paragraph-properties fo:text-align="start" style:justify-single-word="false"/>
      <style:text-properties fo:font-weight="bold" officeooo:rsid="000fb55b" officeooo:paragraph-rsid="001d07c2" style:font-weight-asian="bold" style:font-weight-complex="bold"/>
    </style:style>
    <style:style style:name="P173" style:family="paragraph" style:parent-style-name="Table_20_Contents" style:list-style-name="L31">
      <style:paragraph-properties fo:text-align="start" style:justify-single-word="false"/>
      <style:text-properties officeooo:rsid="00115fd3" officeooo:paragraph-rsid="001d07c2"/>
    </style:style>
    <style:style style:name="P174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d07c2" style:font-size-asian="16pt" style:font-weight-asian="bold" style:font-size-complex="16pt" style:font-weight-complex="bold"/>
    </style:style>
    <style:style style:name="P175" style:family="paragraph" style:parent-style-name="Table_20_Contents">
      <style:paragraph-properties fo:text-align="start" style:justify-single-word="false"/>
      <style:text-properties officeooo:rsid="00115fd3" officeooo:paragraph-rsid="001d07c2"/>
    </style:style>
    <style:style style:name="P176" style:family="paragraph" style:parent-style-name="Table_20_Contents">
      <style:paragraph-properties fo:text-align="start" style:justify-single-word="false"/>
      <style:text-properties fo:font-weight="bold" officeooo:rsid="00115fd3" officeooo:paragraph-rsid="001d07c2" style:font-weight-asian="bold" style:font-weight-complex="bold"/>
    </style:style>
    <style:style style:name="P177" style:family="paragraph" style:parent-style-name="Table_20_Contents" style:list-style-name="L32">
      <style:paragraph-properties fo:text-align="start" style:justify-single-word="false"/>
      <style:text-properties officeooo:rsid="00115fd3" officeooo:paragraph-rsid="001d07c2"/>
    </style:style>
    <style:style style:name="P178" style:family="paragraph" style:parent-style-name="Table_20_Contents" style:list-style-name="L32">
      <style:paragraph-properties fo:text-align="start" style:justify-single-word="false"/>
      <style:text-properties officeooo:paragraph-rsid="001d07c2"/>
    </style:style>
    <style:style style:name="P179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f6c98" style:font-size-asian="16pt" style:font-weight-asian="bold" style:font-size-complex="16pt" style:font-weight-complex="bold"/>
    </style:style>
    <style:style style:name="P180" style:family="paragraph" style:parent-style-name="Table_20_Contents">
      <style:paragraph-properties fo:text-align="start" style:justify-single-word="false"/>
      <style:text-properties officeooo:rsid="000bcbdc" officeooo:paragraph-rsid="001f6c98"/>
    </style:style>
    <style:style style:name="P18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f6c98" style:font-size-asian="16pt" style:font-weight-asian="bold" style:font-size-complex="16pt" style:font-weight-complex="bold"/>
    </style:style>
    <style:style style:name="P182" style:family="paragraph" style:parent-style-name="Table_20_Contents">
      <style:paragraph-properties fo:text-align="start" style:justify-single-word="false"/>
      <style:text-properties fo:font-weight="bold" officeooo:rsid="000bcbdc" officeooo:paragraph-rsid="001f6c98" style:font-weight-asian="bold" style:font-weight-complex="bold"/>
    </style:style>
    <style:style style:name="P183" style:family="paragraph" style:parent-style-name="Table_20_Contents" style:list-style-name="L4">
      <style:paragraph-properties fo:text-align="start" style:justify-single-word="false"/>
      <style:text-properties officeooo:rsid="00115fd3" officeooo:paragraph-rsid="001f6c98"/>
    </style:style>
    <style:style style:name="P184" style:family="paragraph" style:parent-style-name="Table_20_Contents" style:list-style-name="L4">
      <style:paragraph-properties fo:text-align="start" style:justify-single-word="false"/>
      <style:text-properties officeooo:rsid="002d0f2a" officeooo:paragraph-rsid="002ec99c"/>
    </style:style>
    <style:style style:name="P185" style:family="paragraph" style:parent-style-name="Table_20_Contents" style:list-style-name="L4">
      <style:paragraph-properties fo:text-align="start" style:justify-single-word="false"/>
      <style:text-properties officeooo:rsid="0063c369" officeooo:paragraph-rsid="0063c369"/>
    </style:style>
    <style:style style:name="P186" style:family="paragraph" style:parent-style-name="Table_20_Contents" style:list-style-name="L4">
      <style:paragraph-properties fo:text-align="start" style:justify-single-word="false"/>
      <style:text-properties officeooo:rsid="000bcbdc" officeooo:paragraph-rsid="001f6c98"/>
    </style:style>
    <style:style style:name="P187" style:family="paragraph" style:parent-style-name="Table_20_Contents" style:list-style-name="L4">
      <style:paragraph-properties fo:text-align="start" style:justify-single-word="false"/>
      <style:text-properties officeooo:rsid="005a6d4c" officeooo:paragraph-rsid="005a6d4c"/>
    </style:style>
    <style:style style:name="P188" style:family="paragraph" style:parent-style-name="Table_20_Contents" style:list-style-name="L33">
      <style:paragraph-properties fo:text-align="start" style:justify-single-word="false"/>
      <style:text-properties officeooo:rsid="00115fd3" officeooo:paragraph-rsid="001f6c98"/>
    </style:style>
    <style:style style:name="P189" style:family="paragraph" style:parent-style-name="Table_20_Contents" style:list-style-name="L33">
      <style:paragraph-properties fo:text-align="start" style:justify-single-word="false"/>
      <style:text-properties officeooo:rsid="002d0f2a" officeooo:paragraph-rsid="002ec99c"/>
    </style:style>
    <style:style style:name="P190" style:family="paragraph" style:parent-style-name="Table_20_Contents" style:list-style-name="L33">
      <style:paragraph-properties fo:text-align="start" style:justify-single-word="false"/>
      <style:text-properties fo:font-weight="normal" officeooo:rsid="000dcbaf" officeooo:paragraph-rsid="001f6c98" style:font-weight-asian="normal" style:font-weight-complex="normal"/>
    </style:style>
    <style:style style:name="P191" style:family="paragraph" style:parent-style-name="Table_20_Contents" style:list-style-name="L33">
      <style:paragraph-properties fo:text-align="start" style:justify-single-word="false"/>
      <style:text-properties officeooo:rsid="0063c369" officeooo:paragraph-rsid="0063c369"/>
    </style:style>
    <style:style style:name="P192" style:family="paragraph" style:parent-style-name="Table_20_Contents" style:list-style-name="L33">
      <style:paragraph-properties fo:text-align="start" style:justify-single-word="false"/>
      <style:text-properties officeooo:rsid="000dcbaf" officeooo:paragraph-rsid="001f6c98"/>
    </style:style>
    <style:style style:name="P193" style:family="paragraph" style:parent-style-name="Table_20_Contents" style:list-style-name="L33">
      <style:paragraph-properties fo:text-align="start" style:justify-single-word="false"/>
      <style:text-properties officeooo:rsid="000bcbdc" officeooo:paragraph-rsid="001f6c98"/>
    </style:style>
    <style:style style:name="P194" style:family="paragraph" style:parent-style-name="Table_20_Contents" style:list-style-name="L33">
      <style:paragraph-properties fo:text-align="start" style:justify-single-word="false"/>
      <style:text-properties officeooo:rsid="00288f3b" officeooo:paragraph-rsid="00288f3b"/>
    </style:style>
    <style:style style:name="P195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f6c98" style:font-size-asian="16pt" style:font-weight-asian="bold" style:font-size-complex="16pt" style:font-weight-complex="bold"/>
    </style:style>
    <style:style style:name="P196" style:family="paragraph" style:parent-style-name="Table_20_Contents">
      <style:paragraph-properties fo:text-align="start" style:justify-single-word="false"/>
      <style:text-properties officeooo:rsid="000dcbaf" officeooo:paragraph-rsid="001f6c98"/>
    </style:style>
    <style:style style:name="P197" style:family="paragraph" style:parent-style-name="Table_20_Contents">
      <style:paragraph-properties fo:text-align="start" style:justify-single-word="false"/>
      <style:text-properties fo:font-weight="bold" officeooo:rsid="000dcbaf" officeooo:paragraph-rsid="001f6c98" style:font-weight-asian="bold" style:font-weight-complex="bold"/>
    </style:style>
    <style:style style:name="P198" style:family="paragraph" style:parent-style-name="Table_20_Contents" style:list-style-name="L34">
      <style:paragraph-properties fo:text-align="start" style:justify-single-word="false"/>
      <style:text-properties officeooo:rsid="00115fd3" officeooo:paragraph-rsid="001f6c98"/>
    </style:style>
    <style:style style:name="P199" style:family="paragraph" style:parent-style-name="Table_20_Contents" style:list-style-name="L34">
      <style:paragraph-properties fo:text-align="start" style:justify-single-word="false"/>
      <style:text-properties officeooo:rsid="002d0f2a" officeooo:paragraph-rsid="002ec99c"/>
    </style:style>
    <style:style style:name="P200" style:family="paragraph" style:parent-style-name="Table_20_Contents" style:list-style-name="L34">
      <style:paragraph-properties fo:text-align="start" style:justify-single-word="false"/>
      <style:text-properties officeooo:rsid="000fb55b" officeooo:paragraph-rsid="001f6c98"/>
    </style:style>
    <style:style style:name="P201" style:family="paragraph" style:parent-style-name="Table_20_Contents">
      <style:paragraph-properties fo:text-align="start" style:justify-single-word="false"/>
      <style:text-properties officeooo:rsid="000fb55b" officeooo:paragraph-rsid="001f6c98"/>
    </style:style>
    <style:style style:name="P20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f6c98" style:font-size-asian="16pt" style:font-weight-asian="bold" style:font-size-complex="16pt" style:font-weight-complex="bold"/>
    </style:style>
    <style:style style:name="P203" style:family="paragraph" style:parent-style-name="Table_20_Contents">
      <style:paragraph-properties fo:text-align="start" style:justify-single-word="false"/>
      <style:text-properties fo:font-weight="bold" officeooo:rsid="000fb55b" officeooo:paragraph-rsid="001f6c98" style:font-weight-asian="bold" style:font-weight-complex="bold"/>
    </style:style>
    <style:style style:name="P204" style:family="paragraph" style:parent-style-name="Table_20_Contents" style:list-style-name="L35">
      <style:paragraph-properties fo:text-align="start" style:justify-single-word="false"/>
      <style:text-properties officeooo:rsid="00115fd3" officeooo:paragraph-rsid="001f6c98"/>
    </style:style>
    <style:style style:name="P205" style:family="paragraph" style:parent-style-name="Table_20_Contents" style:list-style-name="L35">
      <style:paragraph-properties fo:text-align="start" style:justify-single-word="false"/>
      <style:text-properties officeooo:rsid="002d0f2a" officeooo:paragraph-rsid="002ec99c"/>
    </style:style>
    <style:style style:name="P206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f6c98" style:font-size-asian="16pt" style:font-weight-asian="bold" style:font-size-complex="16pt" style:font-weight-complex="bold"/>
    </style:style>
    <style:style style:name="P207" style:family="paragraph" style:parent-style-name="Table_20_Contents">
      <style:paragraph-properties fo:text-align="start" style:justify-single-word="false"/>
      <style:text-properties officeooo:rsid="00115fd3" officeooo:paragraph-rsid="001f6c98"/>
    </style:style>
    <style:style style:name="P208" style:family="paragraph" style:parent-style-name="Table_20_Contents">
      <style:paragraph-properties fo:text-align="start" style:justify-single-word="false"/>
      <style:text-properties fo:font-weight="bold" officeooo:rsid="00115fd3" officeooo:paragraph-rsid="001f6c98" style:font-weight-asian="bold" style:font-weight-complex="bold"/>
    </style:style>
    <style:style style:name="P209" style:family="paragraph" style:parent-style-name="Table_20_Contents" style:list-style-name="L36">
      <style:paragraph-properties fo:text-align="start" style:justify-single-word="false"/>
      <style:text-properties officeooo:rsid="00115fd3" officeooo:paragraph-rsid="001f6c98"/>
    </style:style>
    <style:style style:name="P210" style:family="paragraph" style:parent-style-name="Table_20_Contents" style:list-style-name="L36">
      <style:paragraph-properties fo:text-align="start" style:justify-single-word="false"/>
      <style:text-properties officeooo:rsid="002d0f2a" officeooo:paragraph-rsid="002ec99c"/>
    </style:style>
    <style:style style:name="P211" style:family="paragraph" style:parent-style-name="Table_20_Contents" style:list-style-name="L36">
      <style:paragraph-properties fo:text-align="start" style:justify-single-word="false"/>
      <style:text-properties officeooo:paragraph-rsid="001f6c98"/>
    </style:style>
    <style:style style:name="P212" style:family="paragraph" style:parent-style-name="Table_20_Contents" style:list-style-name="L36">
      <style:paragraph-properties fo:text-align="start" style:justify-single-word="false"/>
      <style:text-properties officeooo:rsid="00288f3b" officeooo:paragraph-rsid="0029965b"/>
    </style:style>
    <style:style style:name="P213" style:family="paragraph" style:parent-style-name="Table_20_Contents" style:list-style-name="L36">
      <style:paragraph-properties fo:text-align="start" style:justify-single-word="false"/>
      <style:text-properties officeooo:rsid="00288f3b" officeooo:paragraph-rsid="007560f8"/>
    </style:style>
    <style:style style:name="P214" style:family="paragraph" style:parent-style-name="Table_20_Contents">
      <style:paragraph-properties fo:text-align="start" style:justify-single-word="false"/>
      <style:text-properties officeooo:rsid="00288f3b" officeooo:paragraph-rsid="0029965b"/>
    </style:style>
    <style:style style:name="P215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9f4cf" officeooo:paragraph-rsid="0029f4cf" style:font-size-asian="16pt" style:font-weight-asian="bold" style:font-size-complex="16pt" style:font-weight-complex="bold"/>
    </style:style>
    <style:style style:name="P216" style:family="paragraph" style:parent-style-name="Table_20_Contents">
      <style:paragraph-properties fo:text-align="start" style:justify-single-word="false"/>
      <style:text-properties officeooo:rsid="0029f4cf" officeooo:paragraph-rsid="0029f4cf"/>
    </style:style>
    <style:style style:name="P217" style:family="paragraph" style:parent-style-name="Table_20_Contents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29f4cf" officeooo:paragraph-rsid="0029f4cf" style:font-size-asian="16pt" style:font-style-asian="normal" style:font-weight-asian="bold" style:font-size-complex="16pt" style:font-style-complex="normal" style:font-weight-complex="bold"/>
    </style:style>
    <style:style style:name="P218" style:family="paragraph" style:parent-style-name="Table_20_Contents">
      <style:paragraph-properties fo:text-align="start" style:justify-single-word="false"/>
      <style:text-properties fo:font-weight="bold" officeooo:rsid="0029f4cf" officeooo:paragraph-rsid="0029f4cf" style:font-weight-asian="bold" style:font-weight-complex="bold"/>
    </style:style>
    <style:style style:name="P219" style:family="paragraph" style:parent-style-name="Table_20_Contents" style:list-style-name="L37">
      <style:paragraph-properties fo:text-align="start" style:justify-single-word="false"/>
      <style:text-properties officeooo:rsid="00115fd3" officeooo:paragraph-rsid="0029f4cf"/>
    </style:style>
    <style:style style:name="P220" style:family="paragraph" style:parent-style-name="Table_20_Contents" style:list-style-name="L37">
      <style:paragraph-properties fo:text-align="start" style:justify-single-word="false"/>
      <style:text-properties officeooo:rsid="002d0f2a" officeooo:paragraph-rsid="002d0f2a"/>
    </style:style>
    <style:style style:name="P221" style:family="paragraph" style:parent-style-name="Table_20_Contents" style:list-style-name="L37">
      <style:paragraph-properties fo:text-align="start" style:justify-single-word="false"/>
      <style:text-properties officeooo:rsid="002b14b3" officeooo:paragraph-rsid="002b14b3"/>
    </style:style>
    <style:style style:name="P222" style:family="paragraph" style:parent-style-name="Table_20_Contents">
      <style:paragraph-properties fo:text-align="start" style:justify-single-word="false"/>
      <style:text-properties officeooo:rsid="002b14b3" officeooo:paragraph-rsid="002b14b3"/>
    </style:style>
    <style:style style:name="P22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b14b3" officeooo:paragraph-rsid="002b14b3" style:font-size-asian="16pt" style:font-weight-asian="bold" style:font-size-complex="16pt" style:font-weight-complex="bold"/>
    </style:style>
    <style:style style:name="P224" style:family="paragraph" style:parent-style-name="Table_20_Contents">
      <style:paragraph-properties fo:text-align="start" style:justify-single-word="false"/>
      <style:text-properties fo:font-weight="bold" officeooo:rsid="002b14b3" officeooo:paragraph-rsid="002b14b3" style:font-weight-asian="bold" style:font-weight-complex="bold"/>
    </style:style>
    <style:style style:name="P225" style:family="paragraph" style:parent-style-name="Table_20_Contents" style:list-style-name="L38">
      <style:paragraph-properties fo:text-align="start" style:justify-single-word="false"/>
      <style:text-properties officeooo:rsid="00115fd3" officeooo:paragraph-rsid="002b14b3"/>
    </style:style>
    <style:style style:name="P226" style:family="paragraph" style:parent-style-name="Table_20_Contents" style:list-style-name="L38">
      <style:paragraph-properties fo:text-align="start" style:justify-single-word="false"/>
      <style:text-properties officeooo:rsid="002d0f2a" officeooo:paragraph-rsid="002d0f2a"/>
    </style:style>
    <style:style style:name="P227" style:family="paragraph" style:parent-style-name="Table_20_Contents" style:list-style-name="L38">
      <style:paragraph-properties fo:text-align="start" style:justify-single-word="false"/>
      <style:text-properties officeooo:rsid="002b14b3" officeooo:paragraph-rsid="002b14b3"/>
    </style:style>
    <style:style style:name="P228" style:family="paragraph" style:parent-style-name="Table_20_Contents" style:list-style-name="L39">
      <style:paragraph-properties fo:text-align="start" style:justify-single-word="false"/>
      <style:text-properties officeooo:rsid="00115fd3" officeooo:paragraph-rsid="002b14b3"/>
    </style:style>
    <style:style style:name="P229" style:family="paragraph" style:parent-style-name="Table_20_Contents" style:list-style-name="L39">
      <style:paragraph-properties fo:text-align="start" style:justify-single-word="false"/>
      <style:text-properties officeooo:rsid="002d0f2a" officeooo:paragraph-rsid="002d0f2a"/>
    </style:style>
    <style:style style:name="P230" style:family="paragraph" style:parent-style-name="Table_20_Contents" style:list-style-name="L39">
      <style:paragraph-properties fo:text-align="start" style:justify-single-word="false"/>
      <style:text-properties officeooo:rsid="002b14b3" officeooo:paragraph-rsid="002b14b3"/>
    </style:style>
    <style:style style:name="P231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621165" officeooo:paragraph-rsid="00621165" style:font-size-asian="16pt" style:font-weight-asian="bold" style:font-size-complex="16pt" style:font-weight-complex="bold"/>
    </style:style>
    <style:style style:name="P232" style:family="paragraph" style:parent-style-name="Table_20_Contents">
      <style:paragraph-properties fo:text-align="start" style:justify-single-word="false"/>
      <style:text-properties officeooo:rsid="00621165" officeooo:paragraph-rsid="00621165"/>
    </style:style>
    <style:style style:name="P23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621165" officeooo:paragraph-rsid="00621165" style:font-size-asian="16pt" style:font-weight-asian="bold" style:font-size-complex="16pt" style:font-weight-complex="bold"/>
    </style:style>
    <style:style style:name="P234" style:family="paragraph" style:parent-style-name="Table_20_Contents">
      <style:paragraph-properties fo:text-align="start" style:justify-single-word="false"/>
      <style:text-properties fo:font-weight="bold" officeooo:rsid="00621165" officeooo:paragraph-rsid="00621165" style:font-weight-asian="bold" style:font-weight-complex="bold"/>
    </style:style>
    <style:style style:name="P235" style:family="paragraph" style:parent-style-name="Table_20_Contents" style:list-style-name="L40">
      <style:paragraph-properties fo:text-align="start" style:justify-single-word="false"/>
      <style:text-properties officeooo:rsid="00621165" officeooo:paragraph-rsid="00621165"/>
    </style:style>
    <style:style style:name="P236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633987" officeooo:paragraph-rsid="00633987" style:font-size-asian="16pt" style:font-weight-asian="bold" style:font-size-complex="16pt" style:font-weight-complex="bold"/>
    </style:style>
    <style:style style:name="P237" style:family="paragraph" style:parent-style-name="Table_20_Contents">
      <style:paragraph-properties fo:text-align="start" style:justify-single-word="false"/>
      <style:text-properties officeooo:rsid="00633987" officeooo:paragraph-rsid="00633987"/>
    </style:style>
    <style:style style:name="P238" style:family="paragraph" style:parent-style-name="Table_20_Contents">
      <style:paragraph-properties fo:text-align="start" style:justify-single-word="false"/>
      <style:text-properties fo:font-weight="bold" officeooo:rsid="00633987" officeooo:paragraph-rsid="00633987" style:font-weight-asian="bold" style:font-weight-complex="bold"/>
    </style:style>
    <style:style style:name="P239" style:family="paragraph" style:parent-style-name="Table_20_Contents" style:list-style-name="L41">
      <style:paragraph-properties fo:text-align="start" style:justify-single-word="false"/>
      <style:text-properties officeooo:rsid="00633987" officeooo:paragraph-rsid="00633987"/>
    </style:style>
    <style:style style:name="P240" style:family="paragraph" style:parent-style-name="Table_20_Contents" style:list-style-name="L42">
      <style:paragraph-properties fo:text-align="start" style:justify-single-word="false"/>
      <style:text-properties officeooo:rsid="00633987" officeooo:paragraph-rsid="00633987"/>
    </style:style>
    <style:style style:name="P241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3333c5" officeooo:paragraph-rsid="003333c5" style:font-size-asian="16pt" style:font-weight-asian="bold" style:font-size-complex="16pt" style:font-weight-complex="bold"/>
    </style:style>
    <style:style style:name="P242" style:family="paragraph" style:parent-style-name="Table_20_Contents">
      <style:paragraph-properties fo:text-align="start" style:justify-single-word="false"/>
      <style:text-properties officeooo:rsid="003333c5" officeooo:paragraph-rsid="003333c5"/>
    </style:style>
    <style:style style:name="P24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4e2d0" officeooo:paragraph-rsid="00384f19" style:font-size-asian="16pt" style:font-weight-asian="bold" style:font-size-complex="16pt" style:font-weight-complex="bold"/>
    </style:style>
    <style:style style:name="P244" style:family="paragraph" style:parent-style-name="Table_20_Contents">
      <style:paragraph-properties fo:text-align="start" style:justify-single-word="false"/>
      <style:text-properties fo:font-size="12pt" style:text-underline-style="none" fo:font-weight="normal" officeooo:rsid="00384f19" officeooo:paragraph-rsid="00384f19" style:font-size-asian="10.5pt" style:font-weight-asian="normal" style:font-size-complex="12pt" style:font-weight-complex="normal"/>
    </style:style>
    <style:style style:name="P245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384f19" officeooo:paragraph-rsid="00384f19" style:font-size-asian="10.5pt" style:font-weight-asian="bold" style:font-size-complex="12pt" style:font-weight-complex="bold"/>
    </style:style>
    <style:style style:name="P246" style:family="paragraph" style:parent-style-name="Table_20_Contents" style:list-style-name="L43">
      <style:paragraph-properties fo:text-align="start" style:justify-single-word="false"/>
      <style:text-properties officeooo:rsid="0034e2d0" officeooo:paragraph-rsid="00384f19"/>
    </style:style>
    <style:style style:name="P24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333c5" officeooo:paragraph-rsid="003333c5" style:font-size-asian="16pt" style:font-weight-asian="bold" style:font-size-complex="16pt" style:font-weight-complex="bold"/>
    </style:style>
    <style:style style:name="P248" style:family="paragraph" style:parent-style-name="Table_20_Contents">
      <style:paragraph-properties fo:text-align="start" style:justify-single-word="false"/>
      <style:text-properties officeooo:rsid="0034e2d0" officeooo:paragraph-rsid="0034e2d0"/>
    </style:style>
    <style:style style:name="P249" style:family="paragraph" style:parent-style-name="Table_20_Contents">
      <style:paragraph-properties fo:text-align="start" style:justify-single-word="false"/>
      <style:text-properties fo:font-weight="bold" officeooo:rsid="0034e2d0" officeooo:paragraph-rsid="0034e2d0" style:font-weight-asian="bold" style:font-weight-complex="bold"/>
    </style:style>
    <style:style style:name="P250" style:family="paragraph" style:parent-style-name="Table_20_Contents" style:list-style-name="L43">
      <style:paragraph-properties fo:text-align="start" style:justify-single-word="false"/>
      <style:text-properties officeooo:rsid="0034e2d0" officeooo:paragraph-rsid="0034e2d0"/>
    </style:style>
    <style:style style:name="P251" style:family="paragraph" style:parent-style-name="Table_20_Contents" style:list-style-name="L43">
      <style:paragraph-properties fo:text-align="start" style:justify-single-word="false"/>
      <style:text-properties officeooo:rsid="0036a2df" officeooo:paragraph-rsid="0036a2df"/>
    </style:style>
    <style:style style:name="P252" style:family="paragraph" style:parent-style-name="Table_20_Contents" style:list-style-name="L43">
      <style:paragraph-properties fo:text-align="start" style:justify-single-word="false"/>
      <style:text-properties officeooo:rsid="003d0140" officeooo:paragraph-rsid="003d0140"/>
    </style:style>
    <style:style style:name="P253" style:family="paragraph" style:parent-style-name="Table_20_Contents">
      <style:paragraph-properties fo:text-align="start" style:justify-single-word="false"/>
      <style:text-properties officeooo:rsid="0036a2df" officeooo:paragraph-rsid="0036a2df"/>
    </style:style>
    <style:style style:name="P254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84f19" officeooo:paragraph-rsid="00384f19" style:font-size-asian="16pt" style:font-weight-asian="bold" style:font-size-complex="16pt" style:font-weight-complex="bold"/>
    </style:style>
    <style:style style:name="P255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384f19" officeooo:paragraph-rsid="00384f19" style:font-size-asian="16pt" style:font-weight-asian="bold" style:font-size-complex="16pt" style:font-weight-complex="bold"/>
    </style:style>
    <style:style style:name="P256" style:family="paragraph" style:parent-style-name="Table_20_Contents">
      <style:paragraph-properties fo:text-align="start" style:justify-single-word="false"/>
      <style:text-properties officeooo:rsid="00384f19" officeooo:paragraph-rsid="00384f19"/>
    </style:style>
    <style:style style:name="P257" style:family="paragraph" style:parent-style-name="Table_20_Contents">
      <style:paragraph-properties fo:text-align="start" style:justify-single-word="false"/>
      <style:text-properties fo:font-weight="bold" officeooo:rsid="00384f19" officeooo:paragraph-rsid="00384f19" style:font-weight-asian="bold" style:font-weight-complex="bold"/>
    </style:style>
    <style:style style:name="P258" style:family="paragraph" style:parent-style-name="Table_20_Contents" style:list-style-name="L44">
      <style:paragraph-properties fo:text-align="start" style:justify-single-word="false"/>
      <style:text-properties officeooo:rsid="0034e2d0" officeooo:paragraph-rsid="00384f19"/>
    </style:style>
    <style:style style:name="P259" style:family="paragraph" style:parent-style-name="Table_20_Contents" style:list-style-name="L44">
      <style:paragraph-properties fo:text-align="start" style:justify-single-word="false"/>
      <style:text-properties officeooo:rsid="00384f19" officeooo:paragraph-rsid="00384f19"/>
    </style:style>
    <style:style style:name="P260" style:family="paragraph" style:parent-style-name="Table_20_Contents" style:list-style-name="L44">
      <style:paragraph-properties fo:text-align="start" style:justify-single-word="false"/>
      <style:text-properties officeooo:rsid="00384f19" officeooo:paragraph-rsid="003dc916"/>
    </style:style>
    <style:style style:name="P261" style:family="paragraph" style:parent-style-name="Table_20_Contents" style:list-style-name="L44">
      <style:paragraph-properties fo:text-align="start" style:justify-single-word="false"/>
      <style:text-properties officeooo:rsid="003dc916" officeooo:paragraph-rsid="003dc916"/>
    </style:style>
    <style:style style:name="P26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8b066" officeooo:paragraph-rsid="0038b066" style:font-size-asian="16pt" style:font-weight-asian="bold" style:font-size-complex="16pt" style:font-weight-complex="bold"/>
    </style:style>
    <style:style style:name="P263" style:family="paragraph" style:parent-style-name="Table_20_Contents">
      <style:paragraph-properties fo:text-align="start" style:justify-single-word="false"/>
      <style:text-properties officeooo:rsid="0038b066" officeooo:paragraph-rsid="0038b066"/>
    </style:style>
    <style:style style:name="P264" style:family="paragraph" style:parent-style-name="Table_20_Contents">
      <style:paragraph-properties fo:text-align="start" style:justify-single-word="false"/>
      <style:text-properties fo:font-weight="bold" officeooo:rsid="0038b066" officeooo:paragraph-rsid="0038b066" style:font-weight-asian="bold" style:font-weight-complex="bold"/>
    </style:style>
    <style:style style:name="P265" style:family="paragraph" style:parent-style-name="Table_20_Contents" style:list-style-name="L45">
      <style:paragraph-properties fo:text-align="start" style:justify-single-word="false"/>
      <style:text-properties officeooo:rsid="0034e2d0" officeooo:paragraph-rsid="0038b066"/>
    </style:style>
    <style:style style:name="P266" style:family="paragraph" style:parent-style-name="Table_20_Contents" style:list-style-name="L45">
      <style:paragraph-properties fo:text-align="start" style:justify-single-word="false"/>
      <style:text-properties officeooo:rsid="0038b066" officeooo:paragraph-rsid="0038b066"/>
    </style:style>
    <style:style style:name="P26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a077d" officeooo:paragraph-rsid="003a077d" style:font-size-asian="16pt" style:font-weight-asian="bold" style:font-size-complex="16pt" style:font-weight-complex="bold"/>
    </style:style>
    <style:style style:name="P268" style:family="paragraph" style:parent-style-name="Table_20_Contents">
      <style:paragraph-properties fo:text-align="start" style:justify-single-word="false"/>
      <style:text-properties officeooo:rsid="003a077d" officeooo:paragraph-rsid="003a077d"/>
    </style:style>
    <style:style style:name="P269" style:family="paragraph" style:parent-style-name="Table_20_Contents">
      <style:paragraph-properties fo:text-align="start" style:justify-single-word="false"/>
      <style:text-properties fo:font-weight="bold" officeooo:rsid="003a077d" officeooo:paragraph-rsid="003a077d" style:font-weight-asian="bold" style:font-weight-complex="bold"/>
    </style:style>
    <style:style style:name="P270" style:family="paragraph" style:parent-style-name="Table_20_Contents" style:list-style-name="L46">
      <style:paragraph-properties fo:text-align="start" style:justify-single-word="false"/>
      <style:text-properties officeooo:rsid="0034e2d0" officeooo:paragraph-rsid="003a077d"/>
    </style:style>
    <style:style style:name="P271" style:family="paragraph" style:parent-style-name="Table_20_Contents" style:list-style-name="L46">
      <style:paragraph-properties fo:text-align="start" style:justify-single-word="false"/>
      <style:text-properties officeooo:rsid="003a077d" officeooo:paragraph-rsid="003a077d"/>
    </style:style>
    <style:style style:name="P272" style:family="paragraph" style:parent-style-name="Table_20_Contents" style:list-style-name="L47">
      <style:paragraph-properties fo:text-align="start" style:justify-single-word="false"/>
      <style:text-properties officeooo:rsid="0034e2d0" officeooo:paragraph-rsid="003a077d"/>
    </style:style>
    <style:style style:name="P273" style:family="paragraph" style:parent-style-name="Table_20_Contents" style:list-style-name="L47">
      <style:paragraph-properties fo:text-align="start" style:justify-single-word="false"/>
      <style:text-properties officeooo:rsid="003a077d" officeooo:paragraph-rsid="003a077d"/>
    </style:style>
    <style:style style:name="P274" style:family="paragraph" style:parent-style-name="Table_20_Contents" style:list-style-name="L47">
      <style:paragraph-properties fo:text-align="start" style:justify-single-word="false"/>
      <style:text-properties officeooo:rsid="0038b066" officeooo:paragraph-rsid="003a077d"/>
    </style:style>
    <style:style style:name="P275" style:family="paragraph" style:parent-style-name="Table_20_Contents">
      <style:paragraph-properties fo:text-align="start" style:justify-single-word="false"/>
      <style:text-properties officeooo:rsid="0038b066" officeooo:paragraph-rsid="003a077d"/>
    </style:style>
    <style:style style:name="P276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acbd1" officeooo:paragraph-rsid="003acbd1" style:font-size-asian="16pt" style:font-weight-asian="bold" style:font-size-complex="16pt" style:font-weight-complex="bold"/>
    </style:style>
    <style:style style:name="P277" style:family="paragraph" style:parent-style-name="Table_20_Contents">
      <style:paragraph-properties fo:text-align="start" style:justify-single-word="false"/>
      <style:text-properties officeooo:rsid="003acbd1" officeooo:paragraph-rsid="003acbd1"/>
    </style:style>
    <style:style style:name="P278" style:family="paragraph" style:parent-style-name="Table_20_Contents">
      <style:paragraph-properties fo:text-align="start" style:justify-single-word="false"/>
      <style:text-properties fo:font-weight="bold" officeooo:rsid="003acbd1" officeooo:paragraph-rsid="003acbd1" style:font-weight-asian="bold" style:font-weight-complex="bold"/>
    </style:style>
    <style:style style:name="P279" style:family="paragraph" style:parent-style-name="Table_20_Contents" style:list-style-name="L48">
      <style:paragraph-properties fo:text-align="start" style:justify-single-word="false"/>
      <style:text-properties officeooo:rsid="0034e2d0" officeooo:paragraph-rsid="003acbd1"/>
    </style:style>
    <style:style style:name="P280" style:family="paragraph" style:parent-style-name="Table_20_Contents" style:list-style-name="L48">
      <style:paragraph-properties fo:text-align="start" style:justify-single-word="false"/>
      <style:text-properties officeooo:rsid="003acbd1" officeooo:paragraph-rsid="003acbd1"/>
    </style:style>
    <style:style style:name="P281" style:family="paragraph" style:parent-style-name="Table_20_Contents" style:list-style-name="L49">
      <style:paragraph-properties fo:text-align="start" style:justify-single-word="false"/>
      <style:text-properties officeooo:rsid="004fd3ae" officeooo:paragraph-rsid="004fd3ae"/>
    </style:style>
    <style:style style:name="P282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40abfe" officeooo:paragraph-rsid="0040abfe" style:font-size-asian="16pt" style:font-weight-asian="bold" style:font-size-complex="16pt" style:font-weight-complex="bold"/>
    </style:style>
    <style:style style:name="P28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40abfe" officeooo:paragraph-rsid="0040abfe" style:font-size-asian="16pt" style:font-weight-asian="bold" style:font-size-complex="16pt" style:font-weight-complex="bold"/>
    </style:style>
    <style:style style:name="P284" style:family="paragraph" style:parent-style-name="Table_20_Contents">
      <style:paragraph-properties fo:text-align="start" style:justify-single-word="false"/>
      <style:text-properties fo:font-size="12pt" style:text-underline-style="none" fo:font-weight="normal" officeooo:rsid="00648702" officeooo:paragraph-rsid="00648702" style:font-size-asian="10.5pt" style:font-weight-asian="normal" style:font-size-complex="12pt" style:font-weight-complex="normal"/>
    </style:style>
    <style:style style:name="P285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40abfe" officeooo:paragraph-rsid="0040abfe" style:font-size-asian="10.5pt" style:font-weight-asian="bold" style:font-size-complex="12pt" style:font-weight-complex="bold"/>
    </style:style>
    <style:style style:name="P286" style:family="paragraph" style:parent-style-name="Table_20_Contents" style:list-style-name="L50">
      <style:paragraph-properties fo:text-align="start" style:justify-single-word="false"/>
      <style:text-properties officeooo:rsid="0040abfe" officeooo:paragraph-rsid="0040abfe"/>
    </style:style>
    <style:style style:name="P287" style:family="paragraph" style:parent-style-name="Table_20_Contents" style:list-style-name="L50">
      <style:paragraph-properties fo:text-align="start" style:justify-single-word="false"/>
      <style:text-properties officeooo:rsid="0042100a" officeooo:paragraph-rsid="0042100a"/>
    </style:style>
    <style:style style:name="P288" style:family="paragraph" style:parent-style-name="Table_20_Contents">
      <style:paragraph-properties fo:text-align="start" style:justify-single-word="false"/>
      <style:text-properties officeooo:rsid="0042100a" officeooo:paragraph-rsid="0042100a"/>
    </style:style>
    <style:style style:name="P28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c7ec8" officeooo:paragraph-rsid="0065c8eb" style:font-size-asian="16pt" style:font-weight-asian="bold" style:font-size-complex="16pt" style:font-weight-complex="bold"/>
    </style:style>
    <style:style style:name="P290" style:family="paragraph" style:parent-style-name="Standard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1c7ec8" officeooo:paragraph-rsid="0065c8eb" style:font-size-asian="16pt" style:font-weight-asian="bold" style:font-size-complex="16pt" style:font-weight-complex="bold"/>
    </style:style>
    <style:style style:name="P291" style:family="paragraph" style:parent-style-name="Standard">
      <style:paragraph-properties fo:text-align="justify" style:justify-single-word="false"/>
      <style:text-properties officeooo:rsid="001c7ec8" officeooo:paragraph-rsid="0065c8eb"/>
    </style:style>
    <style:style style:name="P292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65c8eb" officeooo:paragraph-rsid="0065c8eb" style:font-size-asian="16pt" style:font-weight-asian="bold" style:font-size-complex="16pt" style:font-weight-complex="bold"/>
    </style:style>
    <style:style style:name="P293" style:family="paragraph" style:parent-style-name="Standard">
      <style:paragraph-properties fo:text-align="justify" style:justify-single-word="false"/>
      <style:text-properties officeooo:rsid="0065c8eb" officeooo:paragraph-rsid="0065c8eb"/>
    </style:style>
    <style:style style:name="P294" style:family="paragraph" style:parent-style-name="Standard">
      <style:paragraph-properties fo:text-align="justify" style:justify-single-word="false"/>
      <style:text-properties fo:font-weight="bold" officeooo:rsid="0065c8eb" officeooo:paragraph-rsid="0065c8eb" style:font-weight-asian="bold" style:font-weight-complex="bold"/>
    </style:style>
    <style:style style:name="P295" style:family="paragraph" style:parent-style-name="Table_20_Contents" style:list-style-name="L51">
      <style:paragraph-properties fo:text-align="start" style:justify-single-word="false"/>
      <style:text-properties officeooo:rsid="0034e2d0" officeooo:paragraph-rsid="0065c8eb"/>
    </style:style>
    <style:style style:name="P296" style:family="paragraph" style:parent-style-name="Table_20_Contents" style:list-style-name="L51">
      <style:paragraph-properties fo:text-align="start" style:justify-single-word="false"/>
      <style:text-properties officeooo:rsid="0065c8eb" officeooo:paragraph-rsid="0065c8eb"/>
    </style:style>
    <style:style style:name="P297" style:family="paragraph" style:parent-style-name="Table_20_Contents" style:list-style-name="L51">
      <style:paragraph-properties fo:text-align="start" style:justify-single-word="false"/>
      <style:text-properties officeooo:rsid="0071e3b4" officeooo:paragraph-rsid="0071e3b4"/>
    </style:style>
    <style:style style:name="P298" style:family="paragraph" style:parent-style-name="Table_20_Contents" style:list-style-name="L51">
      <style:paragraph-properties fo:text-align="start" style:justify-single-word="false"/>
      <style:text-properties officeooo:rsid="0072e14e" officeooo:paragraph-rsid="0072e14e"/>
    </style:style>
    <style:style style:name="P299" style:family="paragraph" style:parent-style-name="Table_20_Contents">
      <style:paragraph-properties fo:text-align="start" style:justify-single-word="false"/>
      <style:text-properties officeooo:rsid="0065c8eb" officeooo:paragraph-rsid="0065c8eb"/>
    </style:style>
    <style:style style:name="P300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66581c" officeooo:paragraph-rsid="0066581c" style:font-size-asian="16pt" style:font-weight-asian="bold" style:font-size-complex="16pt" style:font-weight-complex="bold"/>
    </style:style>
    <style:style style:name="P301" style:family="paragraph" style:parent-style-name="Table_20_Contents">
      <style:paragraph-properties fo:text-align="start" style:justify-single-word="false"/>
      <style:text-properties officeooo:rsid="0066581c" officeooo:paragraph-rsid="0066581c"/>
    </style:style>
    <style:style style:name="P302" style:family="paragraph" style:parent-style-name="Table_20_Contents">
      <style:paragraph-properties fo:text-align="start" style:justify-single-word="false"/>
      <style:text-properties fo:font-style="normal" fo:font-weight="bold" officeooo:rsid="0066581c" officeooo:paragraph-rsid="0066581c" style:font-style-asian="normal" style:font-weight-asian="bold" style:font-style-complex="normal" style:font-weight-complex="bold"/>
    </style:style>
    <style:style style:name="P303" style:family="paragraph" style:parent-style-name="Table_20_Contents" style:list-style-name="L52">
      <style:paragraph-properties fo:text-align="start" style:justify-single-word="false"/>
      <style:text-properties officeooo:rsid="0034e2d0" officeooo:paragraph-rsid="0066581c"/>
    </style:style>
    <style:style style:name="P304" style:family="paragraph" style:parent-style-name="Table_20_Contents" style:list-style-name="L52">
      <style:paragraph-properties fo:text-align="start" style:justify-single-word="false"/>
      <style:text-properties officeooo:rsid="0066e4f0" officeooo:paragraph-rsid="0066e4f0"/>
    </style:style>
    <style:style style:name="P305" style:family="paragraph" style:parent-style-name="Table_20_Contents">
      <style:paragraph-properties fo:text-align="start" style:justify-single-word="false"/>
      <style:text-properties officeooo:rsid="0066e4f0" officeooo:paragraph-rsid="0066e4f0"/>
    </style:style>
    <style:style style:name="P306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66e4f0" officeooo:paragraph-rsid="0066e4f0" style:font-size-asian="16pt" style:font-weight-asian="bold" style:font-size-complex="16pt" style:font-weight-complex="bold"/>
    </style:style>
    <style:style style:name="P307" style:family="paragraph" style:parent-style-name="Table_20_Contents">
      <style:paragraph-properties fo:text-align="start" style:justify-single-word="false"/>
      <style:text-properties fo:font-weight="bold" officeooo:rsid="0066e4f0" officeooo:paragraph-rsid="0066e4f0" style:font-weight-asian="bold" style:font-weight-complex="bold"/>
    </style:style>
    <style:style style:name="P308" style:family="paragraph" style:parent-style-name="Table_20_Contents" style:list-style-name="L53">
      <style:paragraph-properties fo:text-align="start" style:justify-single-word="false"/>
      <style:text-properties officeooo:rsid="0034e2d0" officeooo:paragraph-rsid="0066e4f0"/>
    </style:style>
    <style:style style:name="P309" style:family="paragraph" style:parent-style-name="Table_20_Contents" style:list-style-name="L53">
      <style:paragraph-properties fo:text-align="start" style:justify-single-word="false"/>
      <style:text-properties officeooo:rsid="0066e4f0" officeooo:paragraph-rsid="0066e4f0"/>
    </style:style>
    <style:style style:name="P310" style:family="paragraph" style:parent-style-name="Table_20_Contents" style:list-style-name="L54">
      <style:paragraph-properties fo:text-align="start" style:justify-single-word="false"/>
      <style:text-properties officeooo:rsid="0034e2d0" officeooo:paragraph-rsid="00687ff0"/>
    </style:style>
    <style:style style:name="P311" style:family="paragraph" style:parent-style-name="Table_20_Contents" style:list-style-name="L54">
      <style:paragraph-properties fo:text-align="start" style:justify-single-word="false"/>
      <style:text-properties officeooo:rsid="0066e4f0" officeooo:paragraph-rsid="0066e4f0"/>
    </style:style>
    <style:style style:name="P31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687ff0" officeooo:paragraph-rsid="00687ff0" style:font-size-asian="16pt" style:font-weight-asian="bold" style:font-size-complex="16pt" style:font-weight-complex="bold"/>
    </style:style>
    <style:style style:name="P313" style:family="paragraph" style:parent-style-name="Table_20_Contents">
      <style:paragraph-properties fo:text-align="start" style:justify-single-word="false"/>
      <style:text-properties officeooo:rsid="006ad900" officeooo:paragraph-rsid="006ad900"/>
    </style:style>
    <style:style style:name="P314" style:family="paragraph" style:parent-style-name="Table_20_Contents">
      <style:paragraph-properties fo:text-align="start" style:justify-single-word="false"/>
      <style:text-properties fo:font-weight="bold" officeooo:rsid="006ad900" officeooo:paragraph-rsid="006ad900" style:font-weight-asian="bold" style:font-weight-complex="bold"/>
    </style:style>
    <style:style style:name="P315" style:family="paragraph" style:parent-style-name="Table_20_Contents" style:list-style-name="L55">
      <style:paragraph-properties fo:text-align="start" style:justify-single-word="false"/>
      <style:text-properties officeooo:rsid="0034e2d0" officeooo:paragraph-rsid="006ad900"/>
    </style:style>
    <style:style style:name="P316" style:family="paragraph" style:parent-style-name="Table_20_Contents" style:list-style-name="L55">
      <style:paragraph-properties fo:text-align="start" style:justify-single-word="false"/>
      <style:text-properties officeooo:rsid="006ad900" officeooo:paragraph-rsid="006ad900"/>
    </style:style>
    <style:style style:name="P31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72e14e" officeooo:paragraph-rsid="0072e14e" style:font-size-asian="16pt" style:font-weight-asian="bold" style:font-size-complex="16pt" style:font-weight-complex="bold"/>
    </style:style>
    <style:style style:name="P318" style:family="paragraph" style:parent-style-name="Table_20_Contents">
      <style:paragraph-properties fo:text-align="start" style:justify-single-word="false"/>
      <style:text-properties officeooo:rsid="0072e14e" officeooo:paragraph-rsid="0072e14e"/>
    </style:style>
    <style:style style:name="P319" style:family="paragraph" style:parent-style-name="Table_20_Contents">
      <style:paragraph-properties fo:text-align="start" style:justify-single-word="false"/>
      <style:text-properties fo:font-weight="bold" officeooo:rsid="0072e14e" officeooo:paragraph-rsid="0072e14e" style:font-weight-asian="bold" style:font-weight-complex="bold"/>
    </style:style>
    <style:style style:name="P320" style:family="paragraph" style:parent-style-name="Table_20_Contents" style:list-style-name="L56">
      <style:paragraph-properties fo:text-align="start" style:justify-single-word="false"/>
      <style:text-properties officeooo:rsid="0034e2d0" officeooo:paragraph-rsid="0072e14e"/>
    </style:style>
    <style:style style:name="P321" style:family="paragraph" style:parent-style-name="Table_20_Contents" style:list-style-name="L56">
      <style:paragraph-properties fo:text-align="start" style:justify-single-word="false"/>
      <style:text-properties officeooo:rsid="0072e14e" officeooo:paragraph-rsid="0072e14e"/>
    </style:style>
    <style:style style:name="T1" style:family="text">
      <style:text-properties officeooo:rsid="000a10b1"/>
    </style:style>
    <style:style style:name="T2" style:family="text">
      <style:text-properties officeooo:rsid="000a4faf"/>
    </style:style>
    <style:style style:name="T3" style:family="text">
      <style:text-properties officeooo:rsid="000b7be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dcbaf"/>
    </style:style>
    <style:style style:name="T6" style:family="text">
      <style:text-properties officeooo:rsid="0019bb00"/>
    </style:style>
    <style:style style:name="T7" style:family="text">
      <style:text-properties officeooo:rsid="0012f213"/>
    </style:style>
    <style:style style:name="T8" style:family="text">
      <style:text-properties officeooo:rsid="001368a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368ad" style:font-weight-asian="normal" style:font-weight-complex="normal"/>
    </style:style>
    <style:style style:name="T11" style:family="text">
      <style:text-properties officeooo:rsid="00115fd3"/>
    </style:style>
    <style:style style:name="T12" style:family="text">
      <style:text-properties officeooo:rsid="001775c2"/>
    </style:style>
    <style:style style:name="T13" style:family="text">
      <style:text-properties fo:font-weight="normal" officeooo:rsid="001775c2" style:font-weight-asian="normal" style:font-weight-complex="normal"/>
    </style:style>
    <style:style style:name="T14" style:family="text">
      <style:text-properties officeooo:rsid="001b577b"/>
    </style:style>
    <style:style style:name="T15" style:family="text">
      <style:text-properties officeooo:rsid="00181f3d"/>
    </style:style>
    <style:style style:name="T16" style:family="text">
      <style:text-properties officeooo:rsid="00240844"/>
    </style:style>
    <style:style style:name="T17" style:family="text">
      <style:text-properties fo:font-weight="normal" officeooo:rsid="00181f3d" style:font-weight-asian="normal" style:font-weight-complex="normal"/>
    </style:style>
    <style:style style:name="T18" style:family="text">
      <style:text-properties officeooo:rsid="00603144"/>
    </style:style>
    <style:style style:name="T19" style:family="text">
      <style:text-properties officeooo:rsid="0029f4cf"/>
    </style:style>
    <style:style style:name="T20" style:family="text">
      <style:text-properties officeooo:rsid="001bc1a4"/>
    </style:style>
    <style:style style:name="T21" style:family="text">
      <style:text-properties officeooo:rsid="0020de46"/>
    </style:style>
    <style:style style:name="T22" style:family="text">
      <style:text-properties officeooo:rsid="0054e9a4"/>
    </style:style>
    <style:style style:name="T23" style:family="text">
      <style:text-properties officeooo:rsid="001d07c2"/>
    </style:style>
    <style:style style:name="T24" style:family="text">
      <style:text-properties fo:font-weight="normal" officeooo:rsid="001d07c2" style:font-weight-asian="normal" style:font-weight-complex="normal"/>
    </style:style>
    <style:style style:name="T25" style:family="text">
      <style:text-properties officeooo:rsid="001f6c98"/>
    </style:style>
    <style:style style:name="T26" style:family="text">
      <style:text-properties officeooo:rsid="0025adf9"/>
    </style:style>
    <style:style style:name="T27" style:family="text">
      <style:text-properties officeooo:rsid="00278c01"/>
    </style:style>
    <style:style style:name="T28" style:family="text">
      <style:text-properties fo:font-weight="normal" officeooo:rsid="0025adf9" style:font-weight-asian="normal" style:font-weight-complex="normal"/>
    </style:style>
    <style:style style:name="T29" style:family="text">
      <style:text-properties officeooo:rsid="00288f3b"/>
    </style:style>
    <style:style style:name="T30" style:family="text">
      <style:text-properties officeooo:rsid="002b14b3"/>
    </style:style>
    <style:style style:name="T31" style:family="text">
      <style:text-properties officeooo:rsid="007560f8"/>
    </style:style>
    <style:style style:name="T32" style:family="text">
      <style:text-properties officeooo:rsid="00621165"/>
    </style:style>
    <style:style style:name="T33" style:family="text">
      <style:text-properties officeooo:rsid="00633987"/>
    </style:style>
    <style:style style:name="T34" style:family="text">
      <style:text-properties officeooo:rsid="00384f19"/>
    </style:style>
    <style:style style:name="T35" style:family="text">
      <style:text-properties officeooo:rsid="0034e2d0"/>
    </style:style>
    <style:style style:name="T36" style:family="text">
      <style:text-properties fo:font-weight="bold" officeooo:rsid="00384f19" style:font-weight-asian="bold" style:font-weight-complex="bold"/>
    </style:style>
    <style:style style:name="T37" style:family="text">
      <style:text-properties officeooo:rsid="003dc916"/>
    </style:style>
    <style:style style:name="T38" style:family="text">
      <style:text-properties officeooo:rsid="0038b066"/>
    </style:style>
    <style:style style:name="T39" style:family="text">
      <style:text-properties officeooo:rsid="003a077d"/>
    </style:style>
    <style:style style:name="T40" style:family="text">
      <style:text-properties officeooo:rsid="006c5de6"/>
    </style:style>
    <style:style style:name="T41" style:family="text">
      <style:text-properties officeooo:rsid="0040abfe"/>
    </style:style>
    <style:style style:name="T42" style:family="text">
      <style:text-properties officeooo:rsid="006e8e37"/>
    </style:style>
    <style:style style:name="T43" style:family="text">
      <style:text-properties officeooo:rsid="0042100a"/>
    </style:style>
    <style:style style:name="T44" style:family="text">
      <style:text-properties officeooo:rsid="00447574"/>
    </style:style>
    <style:style style:name="T45" style:family="text">
      <style:text-properties officeooo:rsid="006d9c4d"/>
    </style:style>
    <style:style style:name="T46" style:family="text">
      <style:text-properties officeooo:rsid="00470128"/>
    </style:style>
    <style:style style:name="T47" style:family="text">
      <style:text-properties officeooo:rsid="00487fc3"/>
    </style:style>
    <style:style style:name="T48" style:family="text">
      <style:text-properties officeooo:rsid="0066581c"/>
    </style:style>
    <style:style style:name="T49" style:family="text">
      <style:text-properties officeooo:rsid="0065c8eb"/>
    </style:style>
    <style:style style:name="T50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5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ÇÃO <text:span text:style-name="T1">TÉCNICA </text:span>DE CASOS DE USO</text:p>
      <text:p text:style-name="P2">Rede Monitor</text:p>
      <text:p text:style-name="P3"/>
      <text:p text:style-name="P4">UCs de LOGIN</text:p>
      <text:p text:style-name="P3"/>
      <text:p text:style-name="P5">Login</text:p>
      <text:p text:style-name="P6">Efetuar login do usuário, gerando access_token e refresh_token armazenados em cookies httponly.</text:p>
      <text:p text:style-name="P7">Fluxo principal:</text:p>
      <text:list text:style-name="L1">
        <text:list-item>
          <text:p text:style-name="P8">O <text:span text:style-name="T2">sistema</text:span> valida os dados de login</text:p>
        </text:list-item>
        <text:list-item>
          <text:p text:style-name="P9">O <text:span text:style-name="T2">sistema</text:span> busca o usuário e os roles pelo username e senha</text:p>
        </text:list-item>
        <text:list-item>
          <text:p text:style-name="P10">O <text:span text:style-name="T2">sistema</text:span> gera o access_token com o username, roles, perfil e id de empresa <text:span text:style-name="T3">(Se usuário admin, ID=-1) </text:span><text:span text:style-name="T2">e tempo de expiração de 5 minutos</text:span></text:p>
        </text:list-item>
        <text:list-item>
          <text:p text:style-name="P10">O <text:span text:style-name="T2">sistema</text:span> gera o refresh_token <text:span text:style-name="T2">com tempo de expiração de 1 hora</text:span></text:p>
        </text:list-item>
        <text:list-item>
          <text:p text:style-name="P10">O <text:span text:style-name="T2">sistema</text:span> seta os cookies como access_token e refresh_token na resposta</text:p>
        </text:list-item>
        <text:list-item>
          <text:p text:style-name="P9">O frontend recebe a resposta com o acess_token e perfil e redireciona para a página de dashboard</text:p>
        </text:list-item>
      </text:list>
      <text:p text:style-name="P11">Fluxos alternativos:</text:p>
      <text:p text:style-name="P12"><text:span text:style-name="T4">A1:</text:span> Usuário não encontrado</text:p>
      <text:p text:style-name="P12"><text:span text:style-name="T4">A2: </text:span>Username ou senha em branco</text:p>
      <text:p text:style-name="P12"/>
      <text:p text:style-name="P13">Logout</text:p>
      <text:p text:style-name="P14">Responsável por efetuar logout, eliminando os cookies de access_token e refresh_token</text:p>
      <text:p text:style-name="P15">Fluxo principal:</text:p>
      <text:list text:style-name="L2">
        <text:list-item>
          <text:p text:style-name="P16">O sistema seta os cookies de access_token e refresh_token com tempo de expiração igual a zero e os retorna para o frontend</text:p>
        </text:list-item>
        <text:list-item>
          <text:p text:style-name="P16">O frontend redireciona para página de login</text:p>
        </text:list-item>
      </text:list>
      <text:p text:style-name="P14"/>
      <text:p text:style-name="P13">Refresh Access Token</text:p>
      <text:p text:style-name="P14">Responsável por gerar novo access_token e atualizar o cookie para que o cookie com o novo token seja enviado nas próximas requisições.</text:p>
      <text:p text:style-name="P15">Fluxo principal:</text:p>
      <text:list text:style-name="L3">
        <text:list-item>
          <text:p text:style-name="P17">O sistema recebe o cookie de refresh_token</text:p>
        </text:list-item>
        <text:list-item>
          <text:p text:style-name="P17">O sistema <text:span text:style-name="T3">verifica a validade do refresh_token</text:span></text:p>
        </text:list-item>
        <text:list-item>
          <text:p text:style-name="P18">O sistema busca os roles e outros dados do usuário</text:p>
        </text:list-item>
        <text:list-item>
          <text:p text:style-name="P18">O sistema gera o novo access_token com username, roles, perfil e id da empresa (Se usuário admin, ID=-1) com expiração de 5 minutos</text:p>
        </text:list-item>
        <text:list-item>
          <text:p text:style-name="P18">O sistema seta o cookie de access_token com o novo access_token</text:p>
        </text:list-item>
        <text:list-item>
          <text:p text:style-name="P18">O sistema retorna o novo access_token, perfil e outros dados do usuário.</text:p>
        </text:list-item>
      </text:list>
      <text:p text:style-name="P19"/>
      <text:p text:style-name="P20"/>
      <text:p text:style-name="P21">UCs de USUÁRIO</text:p>
      <text:p text:style-name="P22"/>
      <text:p text:style-name="P23">Criar Usuário</text:p>
      <text:p text:style-name="P22">Responsável por registrar um novo usuário no banco de dados</text:p>
      <text:p text:style-name="P24">Fluxo principal:</text:p>
      <text:list xml:id="list2452676767" text:style-name="L4">
        <text:list-item>
          <text:p text:style-name="P25">O sistema verifica se o usuário logado possui o role “usuario-all”</text:p>
        </text:list-item>
        <text:list-item>
          <text:p text:style-name="P26">O sistema verifica se o usuário já existe registrado no sistema</text:p>
          <text:list>
            <text:list-item>
              <text:p text:style-name="P26">Se <text:span text:style-name="T5">sim</text:span>, retorna erro 400 informando que o usuário já existe registrado <text:span text:style-name="T5">pelo username</text:span></text:p>
            </text:list-item>
          </text:list>
        </text:list-item>
        <text:list-item>
          <text:p text:style-name="P26">O sistema verifica se o ID da empresa recebido na requisição é igual a: -1</text:p>
          <text:list>
            <text:list-item>
              <text:p text:style-name="P26">Se sim, nenhuma empresa é registrada para o usuário</text:p>
            </text:list-item>
            <text:list-item>
              <text:p text:style-name="P26">Se não, é buscada a empresa pelo ID e setada no objeto de usuário a ser registrado</text:p>
            </text:list-item>
          </text:list>
        </text:list-item>
        <text:list-item>
          <text:p text:style-name="P26">O sistema carrega o objeto de usuário com os dados enviados na requisição</text:p>
        </text:list-item>
        <text:list-item>
          <text:p text:style-name="P26">O sistema registra o usuário</text:p>
        </text:list-item>
      </text:list>
      <text:p text:style-name="P22"/>
      <text:p text:style-name="P23">Atualizar Usuário</text:p>
      <text:p text:style-name="P22">Responsável por atualizar dados do usuário já registrado no banco de dados</text:p>
      <text:p text:style-name="P24">Fluxo principal:</text:p>
      <text:list text:style-name="L5">
        <text:list-item>
          <text:p text:style-name="P27">O sistema verifica se o usuário logado possui o role “usuario-all”</text:p>
        </text:list-item>
        <text:list-item>
          <text:p text:style-name="P28">O sistema busca o usuário pelo ID recebido na requisição</text:p>
        </text:list-item>
        <text:list-item>
          <text:p text:style-name="P28">O sistema verifica se o novo username (recebido na requisição) é igual ao username do usuário buscado</text:p>
          <text:list>
            <text:list-item>
              <text:p text:style-name="P28">Se não, o sistema verifica se existe algum usuário registrado com o novo username</text:p>
              <text:list>
                <text:list-item>
                  <text:p text:style-name="P28">Se sim, o sistema retorna uma mensagem de erro 400 informando que já existe outro usuário com o username informado</text:p>
                </text:list-item>
              </text:list>
            </text:list-item>
          </text:list>
        </text:list-item>
        <text:list-item>
          <text:p text:style-name="P29">O sistema verifica se o ID da empresa recebido na requisição é igual a: -1</text:p>
          <text:list>
            <text:list-item>
              <text:p text:style-name="P29">Se sim, nenhuma empresa é registrada para o usuário</text:p>
            </text:list-item>
            <text:list-item>
              <text:p text:style-name="P29">Se não, é buscada a empresa pelo ID e setada no objeto de usuário a ser registrado</text:p>
            </text:list-item>
          </text:list>
        </text:list-item>
        <text:list-item>
          <text:p text:style-name="P29">O sistema carrega o objeto de usuário com os dados enviados na requisição</text:p>
        </text:list-item>
        <text:list-item>
          <text:p text:style-name="P29">O sistema <text:span text:style-name="T6">altera os dados do</text:span> usuário</text:p>
        </text:list-item>
      </text:list>
      <text:p text:style-name="P30"/>
      <text:p text:style-name="P31">Buscar Usuário</text:p>
      <text:p text:style-name="P32">Responsável por retornar dados do usuário pelo ID</text:p>
      <text:p text:style-name="P33">Fluxo principal:</text:p>
      <text:list text:style-name="L6">
        <text:list-item>
          <text:p text:style-name="P34">O sistema verifica se o usuário logado possui o role “usuario-all”</text:p>
        </text:list-item>
        <text:list-item>
          <text:p text:style-name="P35">O sistema busca os dados do usuário, bem como, os grupos e empresa ao qual ele está vinculado e os retorna como resposta</text:p>
        </text:list-item>
      </text:list>
      <text:p text:style-name="P36"/>
      <text:p text:style-name="P37">Filtrar Usuário</text:p>
      <text:p text:style-name="P36">Responsável por retornar a lista de usuários filtrada por parte do nome (não o username)</text:p>
      <text:p text:style-name="P38">Fluxo principal:</text:p>
      <text:list text:style-name="L7">
        <text:list-item>
          <text:p text:style-name="P39">O sistema verifica se o usuário logado possui o role “usuario-all”</text:p>
        </text:list-item>
        <text:list-item>
          <text:p text:style-name="P39">O sistema busca os dados de todos os usuários que correspondem aos critérios de filtro e os retorna como resposta</text:p>
        </text:list-item>
      </text:list>
      <text:p text:style-name="P40"/>
      <text:p text:style-name="P41"/>
      <text:p text:style-name="P42">Remover Usuário</text:p>
      <text:p text:style-name="P40">Responsável pela remoção de um usuário do sistema</text:p>
      <text:p text:style-name="P43">Fluxo principal:</text:p>
      <text:list text:style-name="L8">
        <text:list-item>
          <text:p text:style-name="P44">O sistema verifica se o usuário logado possui o role “usuario-all”</text:p>
        </text:list-item>
        <text:list-item>
          <text:p text:style-name="P44">O sistema verifica se o usuário existe pelo ID</text:p>
          <text:list>
            <text:list-item>
              <text:p text:style-name="P44">Se não, o sistema retorna uma mensagem de erro 400 informando que o usuário não foi encontrado</text:p>
            </text:list-item>
          </text:list>
        </text:list-item>
        <text:list-item>
          <text:p text:style-name="P44">O sistema deleta o usuário</text:p>
        </text:list-item>
      </text:list>
      <text:p text:style-name="P40"/>
      <text:p text:style-name="P41">Listar Grupos de Usuário por Usuário ID</text:p>
      <text:p text:style-name="P40">Responsável por retornar a lista de grupos do usuário pelo ID dele</text:p>
      <text:p text:style-name="P43">Fluxo principal:</text:p>
      <text:list text:style-name="L9">
        <text:list-item>
          <text:p text:style-name="P45">O sistema verifica se o usuário logado possui o role “usuario-all”</text:p>
        </text:list-item>
        <text:list-item>
          <text:p text:style-name="P46">O sistema busca todos os grupos ao qual o usuário pertence pelo ID dele e retorna esses grupos como resposta</text:p>
        </text:list-item>
      </text:list>
      <text:p text:style-name="P40"/>
      <text:p text:style-name="P47">Cria vínculo Usuário/Grupo</text:p>
      <text:p text:style-name="P48">Responsável por vincular um grupo de usuário ao usuário</text:p>
      <text:p text:style-name="P49">Fluxo principal:</text:p>
      <text:list text:style-name="L10">
        <text:list-item>
          <text:p text:style-name="P50">O sistema verifica se o usuário logado possui o role “usuario-all”</text:p>
        </text:list-item>
        <text:list-item>
          <text:p text:style-name="P50">O sistema busca o usuário e o grupo pelos IDs presentes na requisição</text:p>
        </text:list-item>
        <text:list-item>
          <text:p text:style-name="P50">O sistema registra um carrega um UsuarioGrupoMap com o usuário e o grupo buscados e registra os dados no banco de dados</text:p>
        </text:list-item>
      </text:list>
      <text:p text:style-name="P48"/>
      <text:p text:style-name="P47">Remover Vínculo Usuário/Grupo</text:p>
      <text:p text:style-name="P48">Responsável por remover um vínculo entre usuário e grupo pelo ID do vínculo</text:p>
      <text:p text:style-name="P49">Fluxo principal:</text:p>
      <text:list text:style-name="L11">
        <text:list-item>
          <text:p text:style-name="P51">O sistema verifica se o usuário logado possui o role “usuario-all”</text:p>
        </text:list-item>
        <text:list-item>
          <text:p text:style-name="P51">O sistema verifica se o vínculo existe</text:p>
          <text:list>
            <text:list-item>
              <text:p text:style-name="P51">Se não, retorna uma mensagem de erro 400 informando que o vínculo não foi encontrado.</text:p>
            </text:list-item>
          </text:list>
        </text:list-item>
        <text:list-item>
          <text:p text:style-name="P51">O sistema deleta o vínculo</text:p>
        </text:list-item>
      </text:list>
      <text:p text:style-name="P52">UCs de <text:span text:style-name="T7">GRUPO DE </text:span>USUÁRIO</text:p>
      <text:p text:style-name="P53"/>
      <text:p text:style-name="P54">Criar <text:span text:style-name="T7">Grupo de </text:span>Usuário</text:p>
      <text:p text:style-name="P53">Responsável por registrar um novo <text:span text:style-name="T7">grupo de </text:span>usuário no banco de dados</text:p>
      <text:p text:style-name="P55">Fluxo principal:</text:p>
      <text:list xml:id="list184052021721010" text:continue-list="list2452676767" text:style-name="L4">
        <text:list-item text:start-value="1">
          <text:p text:style-name="P56">O sistema verifica se o usuário logado possui o role “usuario-all”</text:p>
        </text:list-item>
        <text:list-item>
          <text:p text:style-name="P57">O sistema verifica se o <text:span text:style-name="T7">grupo de </text:span>usuário já existe registrado no sistema <text:span text:style-name="T7">pelo nome</text:span></text:p>
          <text:list>
            <text:list-item>
              <text:p text:style-name="P57">Se <text:span text:style-name="T5">sim</text:span>, retorna erro 400 informando que o <text:span text:style-name="T7">grupo de</text:span> usuário já existe registrado <text:span text:style-name="T5">pelo </text:span><text:span text:style-name="T7">nome</text:span></text:p>
            </text:list-item>
          </text:list>
        </text:list-item>
        <text:list-item>
          <text:p text:style-name="P57">O sistema carrega o objeto de <text:span text:style-name="T8">grupo de </text:span>usuário com os dados enviados na requisição</text:p>
        </text:list-item>
        <text:list-item>
          <text:p text:style-name="P57">O sistema registra o <text:span text:style-name="T8">grupo de</text:span> usuário</text:p>
        </text:list-item>
      </text:list>
      <text:p text:style-name="P53"/>
      <text:p text:style-name="P54">Atualizar <text:span text:style-name="T7">Grupo de </text:span>Usuário</text:p>
      <text:p text:style-name="P53">Responsável por atualizar dados do <text:span text:style-name="T8">grupo de </text:span>usuário já registrado no banco de dados</text:p>
      <text:p text:style-name="P55">Fluxo principal:</text:p>
      <text:list text:style-name="L12">
        <text:list-item>
          <text:p text:style-name="P58">O sistema verifica se o usuário logado possui o role “usuario-all”</text:p>
        </text:list-item>
        <text:list-item>
          <text:p text:style-name="P59">O sistema busca o <text:span text:style-name="T8">grupo de </text:span>usuário pelo ID recebido na requisição</text:p>
        </text:list-item>
        <text:list-item>
          <text:p text:style-name="P59">O sistema verifica se o novo <text:span text:style-name="T8">nome</text:span> (recebido na requisição) é igual ao <text:span text:style-name="T8">nome</text:span> do <text:span text:style-name="T8">grupo de</text:span> usuário buscado</text:p>
          <text:list>
            <text:list-item>
              <text:p text:style-name="P59">Se não, o sistema verifica se existe algum <text:span text:style-name="T8">grupo de </text:span>usuário registrado com o novo <text:span text:style-name="T8">nome</text:span></text:p>
              <text:list>
                <text:list-item>
                  <text:p text:style-name="P60"><text:span text:style-name="T9">Se sim, o sistema retorna uma mensagem de erro 400 informando que já existe outro usuário com o </text:span><text:span text:style-name="T10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61">O sistema carrega o objeto de <text:span text:style-name="T8">grupo de</text:span> usuário com os dados enviados na requisição</text:p>
        </text:list-item>
        <text:list-item>
          <text:p text:style-name="P61">O sistema <text:span text:style-name="T6">altera os dados do grupo</text:span><text:span text:style-name="T8"> de </text:span>usuário</text:p>
        </text:list-item>
      </text:list>
      <text:p text:style-name="P53"/>
      <text:p text:style-name="P62">Buscar <text:span text:style-name="T7">Grupo de </text:span>Usuário</text:p>
      <text:p text:style-name="P63">Responsável por retornar dados do <text:span text:style-name="T8">grupo de </text:span>usuário pelo ID</text:p>
      <text:p text:style-name="P64">Fluxo principal:</text:p>
      <text:list text:style-name="L13">
        <text:list-item>
          <text:p text:style-name="P65">O sistema verifica se o usuário logado possui o role “usuario-all”</text:p>
        </text:list-item>
        <text:list-item>
          <text:p text:style-name="P66">O sistema busca os dados do <text:span text:style-name="T8">grupo de </text:span>usuário <text:span text:style-name="T8">e os </text:span>retorna como resposta</text:p>
        </text:list-item>
      </text:list>
      <text:p text:style-name="P67"/>
      <text:p text:style-name="P68">Filtrar <text:span text:style-name="T7">Grupo de </text:span>Usuário</text:p>
      <text:p text:style-name="P67">Responsável por retornar a lista de <text:span text:style-name="T8">grupos de </text:span>usuários filtrada por parte do nome</text:p>
      <text:p text:style-name="P69">Fluxo principal:</text:p>
      <text:list text:style-name="L14">
        <text:list-item>
          <text:p text:style-name="P70">O sistema verifica se o usuário logado possui o role “usuario-all”</text:p>
        </text:list-item>
        <text:list-item>
          <text:p text:style-name="P70">O sistema busca os dados de todos os <text:span text:style-name="T8">grupos de</text:span> usuários que correspondem aos critérios de filtro e os retorna como resposta</text:p>
        </text:list-item>
      </text:list>
      <text:p text:style-name="P71"/>
      <text:p text:style-name="P72"/>
      <text:p text:style-name="P73">Remover <text:span text:style-name="T7">Grupo de </text:span>Usuário</text:p>
      <text:p text:style-name="P71">Responsável pela remoção de um <text:span text:style-name="T8">grupo de </text:span>usuário do sistema</text:p>
      <text:p text:style-name="P74">Fluxo principal:</text:p>
      <text:list text:style-name="L15">
        <text:list-item>
          <text:p text:style-name="P75">O sistema verifica se o usuário logado possui o role “usuario-all”</text:p>
        </text:list-item>
        <text:list-item>
          <text:p text:style-name="P75">O sistema verifica se o <text:span text:style-name="T8">grupo de </text:span>usuário existe pelo ID</text:p>
          <text:list>
            <text:list-item>
              <text:p text:style-name="P76"><text:span text:style-name="T11">Se não, o sistema retorna uma mensagem de erro 400 informando que o </text:span><text:span text:style-name="T8">grupo de </text:span><text:span text:style-name="T11">usuário não foi encontrado</text:span></text:p>
            </text:list-item>
          </text:list>
        </text:list-item>
        <text:list-item>
          <text:p text:style-name="P75">O sistema deleta o <text:span text:style-name="T8">grupo de </text:span>usuário</text:p>
        </text:list-item>
      </text:list>
      <text:p text:style-name="P71"/>
      <text:p text:style-name="P72">Listar <text:span text:style-name="T7">Roles</text:span> por <text:span text:style-name="T7">Grupo de </text:span>Usuário ID</text:p>
      <text:p text:style-name="P71">Responsável por retornar a lista de <text:span text:style-name="T8">roles</text:span> pelo ID <text:span text:style-name="T8">do grupo</text:span></text:p>
      <text:p text:style-name="P74">Fluxo principal:</text:p>
      <text:list text:style-name="L16">
        <text:list-item>
          <text:p text:style-name="P77">O sistema verifica se o usuário logado possui o role “usuario-all”</text:p>
        </text:list-item>
        <text:list-item>
          <text:p text:style-name="P78">O sistema busca todos os <text:span text:style-name="T8">roles</text:span> <text:span text:style-name="T8">do grupo de usuário</text:span> pelo ID <text:span text:style-name="T8">do grupo</text:span> e retorna esses <text:span text:style-name="T8">roles</text:span> como resposta</text:p>
        </text:list-item>
      </text:list>
      <text:p text:style-name="P71"/>
      <text:p text:style-name="P47">Cria vínculo UsuárioGrupo/Role</text:p>
      <text:p text:style-name="P48">Responsável por vincular um <text:span text:style-name="T8">role ao </text:span>grupo de usuário</text:p>
      <text:p text:style-name="P49">Fluxo principal:</text:p>
      <text:list text:style-name="L17">
        <text:list-item>
          <text:p text:style-name="P79">O sistema verifica se o usuário logado possui o role “usuario-all”</text:p>
        </text:list-item>
        <text:list-item>
          <text:p text:style-name="P79">O sistema busca o <text:span text:style-name="T8">grupo de </text:span>usuário e o <text:span text:style-name="T8">role</text:span> pelos IDs presentes na requisição</text:p>
        </text:list-item>
        <text:list-item>
          <text:p text:style-name="P79">O sistema registra um carrega um <text:span text:style-name="T8">Role</text:span>GrupoMap com o <text:span text:style-name="T8">grupo de usuário</text:span> e o <text:span text:style-name="T8">role</text:span> buscados e registra os dados no banco de dados</text:p>
        </text:list-item>
      </text:list>
      <text:p text:style-name="P48"/>
      <text:p text:style-name="P47">Remover Vínculo UsuarioGrupo/Role</text:p>
      <text:p text:style-name="P48">Responsável por remover um vínculo entre <text:span text:style-name="T8">grupo de usuário</text:span> e <text:span text:style-name="T8">role</text:span> pelo ID do vínculo</text:p>
      <text:p text:style-name="P49">Fluxo principal:</text:p>
      <text:list text:style-name="L18">
        <text:list-item>
          <text:p text:style-name="P80">O sistema verifica se o usuário logado possui o role “usuario-all”</text:p>
        </text:list-item>
        <text:list-item>
          <text:p text:style-name="P80">O sistema verifica se o vínculo existe</text:p>
          <text:list>
            <text:list-item>
              <text:p text:style-name="P80">Se não, retorna uma mensagem de erro 400 informando que o vínculo não foi encontrado.</text:p>
            </text:list-item>
          </text:list>
        </text:list-item>
        <text:list-item>
          <text:p text:style-name="P80">O sistema deleta o vínculo</text:p>
        </text:list-item>
      </text:list>
      <text:p text:style-name="P48"/>
      <text:p text:style-name="P48"/>
      <text:p text:style-name="P81">UCs de <text:span text:style-name="T12">ROLE</text:span></text:p>
      <text:p text:style-name="P82"/>
      <text:p text:style-name="P83">Criar <text:span text:style-name="T12">Role</text:span></text:p>
      <text:p text:style-name="P82">Responsável por registrar um novo <text:span text:style-name="T12">role</text:span> no banco de dados</text:p>
      <text:p text:style-name="P84">Fluxo principal:</text:p>
      <text:list xml:id="list184052590853528" text:continue-list="list184052021721010" text:style-name="L4">
        <text:list-item text:start-value="1">
          <text:p text:style-name="P85">O sistema verifica se o usuário logado possui o role “usuario-all”</text:p>
        </text:list-item>
        <text:list-item>
          <text:p text:style-name="P86">O sistema verifica se o <text:span text:style-name="T12">role</text:span> já existe registrado no sistema</text:p>
          <text:list>
            <text:list-item>
              <text:p text:style-name="P86">Se <text:span text:style-name="T5">sim</text:span>, retorna erro 400 informando que o <text:span text:style-name="T12">role</text:span> já existe registrado <text:span text:style-name="T5">pelo </text:span><text:span text:style-name="T12">nome</text:span></text:p>
            </text:list-item>
          </text:list>
        </text:list-item>
        <text:list-item>
          <text:p text:style-name="P86">O sistema carrega o objeto de <text:span text:style-name="T12">role</text:span> com os dados enviados na requisição</text:p>
        </text:list-item>
        <text:list-item>
          <text:p text:style-name="P86">O sistema registra o <text:span text:style-name="T12">role</text:span></text:p>
        </text:list-item>
      </text:list>
      <text:p text:style-name="P82"/>
      <text:p text:style-name="P83">Atualizar <text:span text:style-name="T12">Role</text:span></text:p>
      <text:p text:style-name="P82">Responsável por atualizar dados do <text:span text:style-name="T12">role</text:span> já registrado no banco de dados</text:p>
      <text:p text:style-name="P84">Fluxo principal:</text:p>
      <text:list text:style-name="L19">
        <text:list-item>
          <text:p text:style-name="P87">O sistema verifica se o usuário logado possui o role “usuario-all”</text:p>
        </text:list-item>
        <text:list-item>
          <text:p text:style-name="P88">O sistema busca o <text:span text:style-name="T12">role</text:span> pelo ID recebido na requisição</text:p>
        </text:list-item>
        <text:list-item>
          <text:p text:style-name="P88">O sistema verifica se o novo <text:span text:style-name="T12">nome</text:span> (recebido na requisição) é igual ao <text:span text:style-name="T12">nome</text:span> do <text:span text:style-name="T12">role bu</text:span>scado</text:p>
          <text:list>
            <text:list-item>
              <text:p text:style-name="P88">Se não, o sistema verifica se existe algum <text:span text:style-name="T12">role</text:span> registrado com o novo <text:span text:style-name="T12">nome</text:span></text:p>
              <text:list>
                <text:list-item>
                  <text:p text:style-name="P89"><text:span text:style-name="T9">Se sim, o sistema retorna uma mensagem de erro 400 informando que já existe outro </text:span><text:span text:style-name="T13">role</text:span><text:span text:style-name="T9"> com o </text:span><text:span text:style-name="T13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90">O sistema carrega o objeto de <text:span text:style-name="T12">role</text:span> com os dados enviados na requisição</text:p>
        </text:list-item>
        <text:list-item>
          <text:p text:style-name="P90">O sistema <text:span text:style-name="T6">altera os dados do</text:span> <text:span text:style-name="T12">role</text:span></text:p>
        </text:list-item>
      </text:list>
      <text:p text:style-name="P82"/>
      <text:p text:style-name="P91">Buscar <text:span text:style-name="T12">Role</text:span></text:p>
      <text:p text:style-name="P92">Responsável por retornar dados do <text:span text:style-name="T12">role</text:span> pelo ID</text:p>
      <text:p text:style-name="P93">Fluxo principal:</text:p>
      <text:list text:style-name="L20">
        <text:list-item>
          <text:p text:style-name="P94">O sistema verifica se o usuário logado possui o role “usuario-all”</text:p>
        </text:list-item>
        <text:list-item>
          <text:p text:style-name="P95">O sistema busca os dados do <text:span text:style-name="T12">role </text:span>e os retorna como resposta</text:p>
        </text:list-item>
      </text:list>
      <text:p text:style-name="P96"/>
      <text:p text:style-name="P97">Filtrar <text:span text:style-name="T14">Role</text:span></text:p>
      <text:p text:style-name="P96">Responsável por retornar a lista de <text:span text:style-name="T12">roles</text:span> filtrada por parte do nome</text:p>
      <text:p text:style-name="P98">Fluxo principal:</text:p>
      <text:list text:style-name="L21">
        <text:list-item>
          <text:p text:style-name="P99">O sistema verifica se o usuário logado possui o role “usuario-all”</text:p>
        </text:list-item>
        <text:list-item>
          <text:p text:style-name="P99">O sistema busca os dados de todos os <text:span text:style-name="T12">roles</text:span> que correspondem aos critérios de filtro e os retorna como resposta</text:p>
        </text:list-item>
      </text:list>
      <text:p text:style-name="P100"/>
      <text:p text:style-name="P100">Remover <text:span text:style-name="T12">Role</text:span></text:p>
      <text:p text:style-name="P101">Responsável pela remoção de um <text:span text:style-name="T14">role</text:span> do sistema</text:p>
      <text:p text:style-name="P102">Fluxo principal:</text:p>
      <text:list text:style-name="L22">
        <text:list-item>
          <text:p text:style-name="P103">O sistema verifica se o usuário logado possui o role “usuario-all”</text:p>
        </text:list-item>
        <text:list-item>
          <text:p text:style-name="P103">O sistema verifica se o <text:span text:style-name="T12">role</text:span> existe pelo ID</text:p>
          <text:list>
            <text:list-item>
              <text:p text:style-name="P104"><text:span text:style-name="T11">Se não, o sistema retorna uma mensagem de erro 400 informando que o </text:span><text:span text:style-name="T12">role</text:span><text:span text:style-name="T11"> não foi encontrado</text:span></text:p>
            </text:list-item>
          </text:list>
        </text:list-item>
        <text:list-item>
          <text:p text:style-name="P103">O sistema deleta o <text:span text:style-name="T12">role</text:span></text:p>
        </text:list-item>
      </text:list>
      <text:p text:style-name="P105"/>
      <text:p text:style-name="P105"/>
      <text:p text:style-name="P106">UCs de <text:span text:style-name="T15">EMPRESA</text:span></text:p>
      <text:p text:style-name="P107"/>
      <text:p text:style-name="P108">Criar <text:span text:style-name="T15">Empresa</text:span></text:p>
      <text:p text:style-name="P107">Responsável por registrar um<text:span text:style-name="T15">a</text:span> nov<text:span text:style-name="T15">a</text:span> <text:span text:style-name="T15">empresa</text:span> no banco de dados</text:p>
      <text:p text:style-name="P109">Fluxo principal:</text:p>
      <text:list xml:id="list184052094276547" text:continue-list="list184052590853528" text:style-name="L4">
        <text:list-item text:start-value="1">
          <text:p text:style-name="P110">O sistema verifica se o usuário logado possui o role “<text:span text:style-name="T15">empresa</text:span>-all”</text:p>
        </text:list-item>
        <text:list-item>
          <text:p text:style-name="P111">O sistema verifica se <text:span text:style-name="T15">a</text:span> <text:span text:style-name="T15">empresa</text:span> já existe registrado no sistema</text:p>
          <text:list>
            <text:list-item>
              <text:p text:style-name="P111">Se <text:span text:style-name="T5">sim</text:span>, retorna erro 400 informando que <text:span text:style-name="T15">a empresa</text:span> já existe registrado <text:span text:style-name="T5">pelo </text:span><text:span text:style-name="T12">nome</text:span></text:p>
            </text:list-item>
          </text:list>
        </text:list-item>
        <text:list-item>
          <text:p text:style-name="P111">O sistema carrega o objeto d<text:span text:style-name="T15">e empresa</text:span> com os dados enviados na requisição</text:p>
        </text:list-item>
        <text:list-item>
          <text:p text:style-name="P111">O sistema registra <text:span text:style-name="T16">a</text:span><text:span text:style-name="T15"> empresa</text:span></text:p>
        </text:list-item>
      </text:list>
      <text:p text:style-name="P107"/>
      <text:p text:style-name="P108">Atualizar <text:span text:style-name="T15">Empresa</text:span></text:p>
      <text:p text:style-name="P107">Responsável por atualizar dados d<text:span text:style-name="T15">a empresa </text:span>já registrad<text:span text:style-name="T15">a</text:span> no banco de dados</text:p>
      <text:p text:style-name="P109">Fluxo principal:</text:p>
      <text:list text:style-name="L23">
        <text:list-item>
          <text:p text:style-name="P112">O sistema verifica se o usuário logado possui o role “<text:span text:style-name="T15">empresa</text:span>-all”</text:p>
        </text:list-item>
        <text:list-item>
          <text:p text:style-name="P113">O sistema busca <text:span text:style-name="T15">a empresa</text:span> pelo ID recebido na requisição</text:p>
        </text:list-item>
        <text:list-item>
          <text:p text:style-name="P113">O sistema verifica se o novo <text:span text:style-name="T12">nome</text:span> (recebido na requisição) é igual ao <text:span text:style-name="T12">nome</text:span> d<text:span text:style-name="T15">a empresa</text:span><text:span text:style-name="T12"> bu</text:span>scad<text:span text:style-name="T15">a</text:span></text:p>
          <text:list>
            <text:list-item>
              <text:p text:style-name="P113">Se não, o sistema verifica se existe algum<text:span text:style-name="T15">a empresa</text:span> registrad<text:span text:style-name="T15">a</text:span> com o novo <text:span text:style-name="T12">nome</text:span></text:p>
              <text:list>
                <text:list-item>
                  <text:p text:style-name="P114"><text:span text:style-name="T9">Se sim, o sistema retorna uma mensagem de erro 400 informando que já existe </text:span><text:span text:style-name="T17">outra empresa</text:span><text:span text:style-name="T13"> </text:span><text:span text:style-name="T17">registrada</text:span><text:span text:style-name="T9"> com o </text:span><text:span text:style-name="T13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115">Se está tentando mudar de temporário para regular </text:p>
          <text:list>
            <text:list-item>
              <text:p text:style-name="P115"><text:span text:style-name="T18">E</text:span>ntão, seta a data de início regular para data atual<text:span text:style-name="T18">s</text:span></text:p>
            </text:list-item>
          </text:list>
        </text:list-item>
        <text:list-item>
          <text:p text:style-name="P116">O sistema carrega o objeto de <text:span text:style-name="T15">empresa</text:span> com os dados enviados na requisição</text:p>
        </text:list-item>
        <text:list-item>
          <text:p text:style-name="P116">O sistema <text:span text:style-name="T6">altera os dados</text:span> de <text:span text:style-name="T15">empresa</text:span></text:p>
        </text:list-item>
      </text:list>
      <text:p text:style-name="P107"/>
      <text:p text:style-name="P117">Atualizar Empresa (Não Admin)</text:p>
      <text:p text:style-name="P118">Responsável por atualizar dados da empresa alteráveis por usuário não administrador</text:p>
      <text:p text:style-name="P119">Fluxo principal:</text:p>
      <text:list xml:id="list1508251297" text:style-name="L24">
        <text:list-item>
          <text:p text:style-name="P120">O sistema verifica se o usuário logado possui o role “no-admin-update-empresa”</text:p>
        </text:list-item>
        <text:list-item>
          <text:p text:style-name="P121">O sistema busca a empresa pelo ID recebido na requisição</text:p>
        </text:list-item>
        <text:list-item>
          <text:p text:style-name="P121">O sistema verifica se o novo nome (recebido na requisição) é igual ao nome da empresa buscada</text:p>
          <text:list>
            <text:list-item>
              <text:p text:style-name="P121">Se não, o sistema verifica se existe alguma empresa registrada com o novo nome</text:p>
              <text:list>
                <text:list-item>
                  <text:p text:style-name="P121">Se sim, o sistema retorna uma mensagem de erro 400 informando que já existe outra empresa registrada com o nome informados</text:p>
                </text:list-item>
              </text:list>
            </text:list-item>
          </text:list>
        </text:list-item>
        <text:list-item>
          <text:p text:style-name="P121">O sistema carrega o objeto de empresa com os dados limitados da empresa enviados na requisição</text:p>
        </text:list-item>
        <text:list-item>
          <text:p text:style-name="P121">O sistema altera os dados da empresa</text:p>
        </text:list-item>
      </text:list>
      <text:p text:style-name="P107"/>
      <text:p text:style-name="P122">Buscar <text:span text:style-name="T15">Empresa</text:span></text:p>
      <text:p text:style-name="P123">Responsável por retornar dados d<text:span text:style-name="T15">a</text:span> <text:span text:style-name="T15">empresa</text:span> pelo ID</text:p>
      <text:p text:style-name="P124">Fluxo principal:</text:p>
      <text:list text:style-name="L25">
        <text:list-item>
          <text:p text:style-name="P125">O sistema verifica se o usuário logado possui <text:span text:style-name="T14">um dos seguintes</text:span> role<text:span text:style-name="T14">s:</text:span> “<text:span text:style-name="T14">empresa</text:span>-all”, “<text:span text:style-name="T14">empresa-get”</text:span></text:p>
        </text:list-item>
        <text:list-item>
          <text:p text:style-name="P126">O sistema busca os dados d<text:span text:style-name="T14">a empresa</text:span><text:span text:style-name="T12"> </text:span>e os retorna como resposta</text:p>
        </text:list-item>
      </text:list>
      <text:p text:style-name="P127"/>
      <text:p text:style-name="P128"/>
      <text:p text:style-name="P129">Filtrar <text:span text:style-name="T14">Empresa</text:span></text:p>
      <text:p text:style-name="P127">Responsável por retornar a lista de <text:span text:style-name="T14">empresas</text:span> filtrada por parte do nome</text:p>
      <text:p text:style-name="P130">Fluxo principal:</text:p>
      <text:list text:style-name="L26">
        <text:list-item>
          <text:p text:style-name="P131">O sistema verifica se o usuário logado possui o role “<text:span text:style-name="T14">empresa</text:span>-all”</text:p>
        </text:list-item>
        <text:list-item>
          <text:p text:style-name="P131">O sistema busca os dados de tod<text:span text:style-name="T14">as as empresas</text:span> que correspondem aos critérios de filtro e os retorna como resposta</text:p>
        </text:list-item>
      </text:list>
      <text:p text:style-name="P132"/>
      <text:p text:style-name="P132">Remover <text:span text:style-name="T14">Empresa</text:span></text:p>
      <text:p text:style-name="P133">Responsável pela remoção de um<text:span text:style-name="T14">a empresa</text:span> do sistema</text:p>
      <text:p text:style-name="P134">Fluxo principal:</text:p>
      <text:list text:style-name="L27">
        <text:list-item>
          <text:p text:style-name="P135">O sistema verifica se o usuário logado possui o role “usuario-all”</text:p>
        </text:list-item>
        <text:list-item>
          <text:p text:style-name="P135">O sistema verifica se <text:span text:style-name="T14">a</text:span> <text:span text:style-name="T14">empresa</text:span> existe pelo ID</text:p>
          <text:list>
            <text:list-item>
              <text:p text:style-name="P136"><text:span text:style-name="T11">Se não, o sistema retorna uma mensagem de erro 400 informando que </text:span><text:span text:style-name="T14">a empresa</text:span><text:span text:style-name="T11"> não foi encontrado</text:span></text:p>
            </text:list-item>
          </text:list>
        </text:list-item>
        <text:list-item>
          <text:p text:style-name="P137">O sistema para todos os monitoramentos de todos os dispositivos vinculados a empresa</text:p>
        </text:list-item>
        <text:list-item>
          <text:p text:style-name="P135">O sistema deleta <text:span text:style-name="T14">a empresa</text:span></text:p>
        </text:list-item>
      </text:list>
      <text:p text:style-name="P138"/>
      <text:p text:style-name="P139"/>
      <text:p text:style-name="P139">UCs de <text:span text:style-name="T19">CONFIGURAÇÕES</text:span></text:p>
      <text:p text:style-name="P140"/>
      <text:p text:style-name="P141">Atualizar <text:span text:style-name="T20">Configurações</text:span></text:p>
      <text:p text:style-name="P142">Responsável por atualizar dados d<text:span text:style-name="T20">e configurações do sistema.</text:span></text:p>
      <text:p text:style-name="P143">Fluxo principal:</text:p>
      <text:list text:continue-list="list1508251297" text:style-name="L24">
        <text:list-item text:start-value="1">
          <text:p text:style-name="P144">O sistema verifica se o usuário logado possui o role “<text:span text:style-name="T20">config-all</text:span>”</text:p>
        </text:list-item>
        <text:list-item>
          <text:p text:style-name="P145">O sistema busca a<text:span text:style-name="T20">s configurações no banco de dados</text:span></text:p>
        </text:list-item>
        <text:list-item>
          <text:p text:style-name="P145">O sistema carrega o objeto de <text:span text:style-name="T20">configurações</text:span> com os dados <text:span text:style-name="T20">de configurações</text:span> enviados na requisição</text:p>
        </text:list-item>
        <text:list-item>
          <text:p text:style-name="P145">O sistema altera os dados da<text:span text:style-name="T20">s configurações</text:span></text:p>
        </text:list-item>
        <text:list-item>
          <text:p text:style-name="P146">O sistema envia os dados da nova configuração para todas as instâncias do micro<text:span text:style-name="T21">s</text:span>serviço “disp-monitor” via mensagem.</text:p>
        </text:list-item>
        <text:list-item>
          <text:p text:style-name="P146">As instâncias do micros<text:span text:style-name="T21">s</text:span>erviço “disp-monitor” recebem a mensagem e atualizam todas as suas threads de monitoramento de dispositivo com os dados da nova configuração</text:p>
        </text:list-item>
      </text:list>
      <text:p text:style-name="P147"/>
      <text:p text:style-name="P148">Buscar <text:span text:style-name="T20">Configurações</text:span></text:p>
      <text:p text:style-name="P149">Responsável por retornar dados d<text:span text:style-name="T15">a</text:span><text:span text:style-name="T20">s configurações</text:span></text:p>
      <text:p text:style-name="P150">Fluxo principal:</text:p>
      <text:list text:style-name="L28">
        <text:list-item>
          <text:p text:style-name="P151">O sistema verifica se o usuário logado possui <text:span text:style-name="T20">o role</text:span><text:span text:style-name="T14">:</text:span> “<text:span text:style-name="T20">config</text:span>-all”</text:p>
        </text:list-item>
        <text:list-item>
          <text:p text:style-name="P152">O sistema busca os dados d<text:span text:style-name="T20">as configurações</text:span><text:span text:style-name="T12"> </text:span>e os retorna como resposta</text:p>
          <text:list>
            <text:list-item>
              <text:p text:style-name="P153">O sistema busca na tabela config</text:p>
            </text:list-item>
            <text:list-item>
              <text:p text:style-name="P153">O sistema busca informações sobre cada monitor_server do sistema</text:p>
              <text:list>
                <text:list-item>
                  <text:p text:style-name="P153">O sistema carrega dados sobre: uso de memória e <text:span text:style-name="T22">CPU</text:span> de cada monitor_server</text:p>
                </text:list-item>
              </text:list>
            </text:list-item>
          </text:list>
        </text:list-item>
        <text:list-item>
          <text:p text:style-name="P153">O sistema retorna também informações sobre uso de memória e <text:span text:style-name="T22">CPU</text:span> do microserviço principal</text:p>
        </text:list-item>
      </text:list>
      <text:p text:style-name="P154"/>
      <text:p text:style-name="P154"/>
      <text:p text:style-name="P155">UCs de <text:span text:style-name="T19">MONITOR_SERVER</text:span></text:p>
      <text:p text:style-name="P156"/>
      <text:p text:style-name="P157">Criar <text:span text:style-name="T23">MonitorServer</text:span></text:p>
      <text:p text:style-name="P156">Responsável por registrar um novo <text:span text:style-name="T23">monitor_server</text:span> no banco de dados</text:p>
      <text:p text:style-name="P158">Fluxo principal:</text:p>
      <text:list xml:id="list184053731665551" text:continue-list="list184052094276547" text:style-name="L4">
        <text:list-item text:start-value="1">
          <text:p text:style-name="P159">O sistema verifica se o usuário logado possui o role “<text:span text:style-name="T23">config</text:span>-all”</text:p>
        </text:list-item>
        <text:list-item>
          <text:p text:style-name="P160">O sistema verifica se o <text:span text:style-name="T23">monitor_server</text:span> já existe registrado no sistema <text:span text:style-name="T23">pelo host</text:span></text:p>
          <text:list>
            <text:list-item>
              <text:p text:style-name="P160">Se <text:span text:style-name="T5">sim</text:span>, retorna erro 400 informando que o <text:span text:style-name="T23">monitor_server</text:span> já existe registrado <text:span text:style-name="T5">pelo </text:span><text:span text:style-name="T23">host</text:span></text:p>
            </text:list-item>
          </text:list>
        </text:list-item>
        <text:list-item>
          <text:p text:style-name="P160">O sistema carrega o objeto de <text:span text:style-name="T23">monitor_server</text:span> com os dados enviados na requisição</text:p>
        </text:list-item>
        <text:list-item>
          <text:p text:style-name="P160">O sistema registra o <text:span text:style-name="T23">monitor_server</text:span></text:p>
        </text:list-item>
      </text:list>
      <text:p text:style-name="P156"/>
      <text:p text:style-name="P157">Atualizar <text:span text:style-name="T23">MonitorServer</text:span></text:p>
      <text:p text:style-name="P156">Responsável por atualizar dados do <text:span text:style-name="T23">monitor_server</text:span> já registrado no banco de dados</text:p>
      <text:p text:style-name="P158">Fluxo principal:</text:p>
      <text:list text:style-name="L29">
        <text:list-item>
          <text:p text:style-name="P161">O sistema verifica se o usuário logado possui o role “<text:span text:style-name="T23">config</text:span>-all”</text:p>
        </text:list-item>
        <text:list-item>
          <text:p text:style-name="P162">O sistema busca o <text:span text:style-name="T23">monitor_server</text:span> pelo ID recebido na requisição</text:p>
        </text:list-item>
        <text:list-item>
          <text:p text:style-name="P162">O sistema verifica se o novo <text:span text:style-name="T23">host</text:span> (recebido na requisição) é igual ao <text:span text:style-name="T23">host</text:span> do <text:span text:style-name="T23">monitor_server</text:span><text:span text:style-name="T12"> bu</text:span>scado</text:p>
          <text:list>
            <text:list-item>
              <text:p text:style-name="P162">Se não, o sistema verifica se existe algum <text:span text:style-name="T23">monitor_server</text:span> registrado com o novo <text:span text:style-name="T23">host</text:span></text:p>
              <text:list>
                <text:list-item>
                  <text:p text:style-name="P163"><text:span text:style-name="T9">Se sim, o sistema retorna uma mensagem de erro 400 informando que já existe outro </text:span><text:span text:style-name="T24">monitor_server</text:span><text:span text:style-name="T9"> com o </text:span><text:span text:style-name="T24">host</text:span><text:span text:style-name="T9"> informado</text:span></text:p>
                </text:list-item>
              </text:list>
            </text:list-item>
          </text:list>
        </text:list-item>
        <text:list-item>
          <text:p text:style-name="P164">O sistema carrega o objeto de <text:span text:style-name="T23">monitor_server</text:span> com os dados enviados na requisição</text:p>
        </text:list-item>
        <text:list-item>
          <text:p text:style-name="P164">O sistema <text:span text:style-name="T6">altera os dados do</text:span> <text:span text:style-name="T23">monitor_server</text:span></text:p>
        </text:list-item>
      </text:list>
      <text:p text:style-name="P156"/>
      <text:p text:style-name="P165">Buscar <text:span text:style-name="T23">MonitorServer</text:span></text:p>
      <text:p text:style-name="P166">Responsável por retornar dados do <text:span text:style-name="T23">monitor_server</text:span> pelo ID</text:p>
      <text:p text:style-name="P167">Fluxo principal:</text:p>
      <text:list text:style-name="L30">
        <text:list-item>
          <text:p text:style-name="P168">O sistema verifica se o usuário logado possui o role “<text:span text:style-name="T23">config</text:span>-all”</text:p>
        </text:list-item>
        <text:list-item>
          <text:p text:style-name="P169">O sistema busca os dados do <text:span text:style-name="T23">monitor_server</text:span><text:span text:style-name="T12"> </text:span>e os retorna como resposta</text:p>
        </text:list-item>
      </text:list>
      <text:p text:style-name="P170"/>
      <text:p text:style-name="P171">Filtrar <text:span text:style-name="T23">MonitorServers</text:span></text:p>
      <text:p text:style-name="P170">Responsável por retornar a lista de <text:span text:style-name="T23">monitor_servers</text:span> filtrada por parte do <text:span text:style-name="T23">host</text:span></text:p>
      <text:p text:style-name="P172">Fluxo principal:</text:p>
      <text:list text:style-name="L31">
        <text:list-item>
          <text:p text:style-name="P173">O sistema verifica se o usuário logado possui o role “<text:span text:style-name="T23">config</text:span>-all”</text:p>
        </text:list-item>
        <text:list-item>
          <text:p text:style-name="P173">O sistema busca os dados de todos os <text:span text:style-name="T23">monitor_servers</text:span> que correspondem aos critérios de filtro e os retorna como resposta</text:p>
        </text:list-item>
      </text:list>
      <text:p text:style-name="P174"/>
      <text:p text:style-name="P174">Remover<text:span text:style-name="T23"> MonitorServer</text:span></text:p>
      <text:p text:style-name="P175">Responsável pela remoção de um <text:span text:style-name="T23">monitor_server</text:span> do sistema</text:p>
      <text:p text:style-name="P176">Fluxo principal:</text:p>
      <text:list text:style-name="L32">
        <text:list-item>
          <text:p text:style-name="P177">O sistema verifica se o usuário logado possui o role “usuario-all”</text:p>
        </text:list-item>
        <text:list-item>
          <text:p text:style-name="P177">O sistema verifica se o <text:span text:style-name="T23">monitor_server</text:span> existe pelo ID</text:p>
          <text:list>
            <text:list-item>
              <text:p text:style-name="P178"><text:span text:style-name="T11">Se não, o sistema retorna uma mensagem de erro 400 informando que o </text:span><text:span text:style-name="T23">monitor_server</text:span><text:span text:style-name="T11"> não foi encontrado</text:span></text:p>
            </text:list-item>
          </text:list>
        </text:list-item>
        <text:list-item>
          <text:p text:style-name="P177">O sistema deleta o <text:span text:style-name="T23">monitor_server</text:span></text:p>
        </text:list-item>
      </text:list>
      <text:p text:style-name="P179">UCs de <text:span text:style-name="T19">DISPOSITIVO</text:span></text:p>
      <text:p text:style-name="P180"/>
      <text:p text:style-name="P181">Criar <text:span text:style-name="T25">Dispositivo</text:span></text:p>
      <text:p text:style-name="P180">Responsável por registrar um novo <text:span text:style-name="T16">dispositivo</text:span> no banco de dados</text:p>
      <text:p text:style-name="P182">Fluxo principal:</text:p>
      <text:list text:continue-list="list184053731665551" text:style-name="L4">
        <text:list-item text:start-value="1">
          <text:p text:style-name="P183">O sistema verifica se o usuário logado possui o role “<text:span text:style-name="T16">dispositivo</text:span>-all”</text:p>
        </text:list-item>
        <text:list-item>
          <text:p text:style-name="P184">O sistema verifica se o ID da empresa do dispositivo corresponde ao ID de empresa vinculado ao usuário logado</text:p>
        </text:list-item>
        <text:list-item>
          <text:p text:style-name="P185">Verifica se o dispositivo está como monitorado por agente</text:p>
          <text:list>
            <text:list-item>
              <text:p text:style-name="P185">Se sim</text:p>
              <text:list>
                <text:list-item>
                  <text:p text:style-name="P185">Busca o agente e seta no objeto dispositivo</text:p>
                </text:list-item>
                <text:list-item>
                  <text:p text:style-name="P185">Seta a empresa do agente no objeto dispositivos</text:p>
                </text:list-item>
              </text:list>
            </text:list-item>
            <text:list-item>
              <text:p text:style-name="P185">Se não</text:p>
              <text:list>
                <text:list-item>
                  <text:p text:style-name="P185">Busca a empresa e seta no objeto dispositivo</text:p>
                </text:list-item>
              </text:list>
            </text:list-item>
          </text:list>
        </text:list-item>
        <text:list-item>
          <text:p text:style-name="P185">Verifica se a quantidade de dispositivos da empresa mais 1 excede o limite de dispositivos para a empresa</text:p>
          <text:list>
            <text:list-item>
              <text:p text:style-name="P185">Se sim, retorna mensagem de erro informando que não há mais limite </text:p>
            </text:list-item>
          </text:list>
        </text:list-item>
        <text:list-item>
          <text:p text:style-name="P186">O sistema verifica se o <text:span text:style-name="T16">dispositivo</text:span> já existe registrado no sistema <text:span text:style-name="T16">pelo nome e pela empresa</text:span></text:p>
          <text:list>
            <text:list-item>
              <text:p text:style-name="P186">Se <text:span text:style-name="T5">sim</text:span>, retorna erro 400 informando que o <text:span text:style-name="T12">role</text:span> já existe registrado <text:span text:style-name="T5">pelo </text:span><text:span text:style-name="T12">nome </text:span><text:span text:style-name="T16">e empresa</text:span></text:p>
            </text:list-item>
          </text:list>
        </text:list-item>
        <text:list-item>
          <text:p text:style-name="P186">O sistema carrega o objeto de <text:span text:style-name="T16">dispositivo</text:span> com os dados enviados na requisição</text:p>
        </text:list-item>
        <text:list-item>
          <text:p text:style-name="P186">O sistema registra o <text:span text:style-name="T16">dispositivo</text:span></text:p>
        </text:list-item>
        <text:list-item>
          <text:p text:style-name="P187">O sistema starta o monitoramento do dispositivo</text:p>
        </text:list-item>
      </text:list>
      <text:p text:style-name="P180"/>
      <text:p text:style-name="P181">Atualizar <text:span text:style-name="T26">Dispositivo</text:span></text:p>
      <text:p text:style-name="P180">Responsável por atualizar dados do <text:span text:style-name="T26">dispositivo</text:span> já registrado no banco de dados</text:p>
      <text:p text:style-name="P182">Fluxo principal:</text:p>
      <text:list text:style-name="L33">
        <text:list-item>
          <text:p text:style-name="P188">O sistema verifica se o usuário logado possui o role “<text:span text:style-name="T26">dispositivo</text:span>-all”</text:p>
        </text:list-item>
        <text:list-item>
          <text:p text:style-name="P189">O sistema verifica se o ID da empresa do dispositivo corresponde ao ID de empresa vinculado ao usuário logado</text:p>
        </text:list-item>
        <text:list-item>
          <text:p text:style-name="P190">O sistema busca o <text:span text:style-name="T26">dispositivo</text:span> pelo ID recebido na requisição</text:p>
        </text:list-item>
        <text:list-item>
          <text:p text:style-name="P191">Verifica se o dispositivo está como monitorado por agente</text:p>
          <text:list>
            <text:list-item>
              <text:p text:style-name="P191">Se sim</text:p>
              <text:list>
                <text:list-item>
                  <text:p text:style-name="P191">Busca o agente e seta no objeto dispositivo</text:p>
                </text:list-item>
                <text:list-item>
                  <text:p text:style-name="P191">Seta a empresa do agente no objeto dispositivos</text:p>
                </text:list-item>
                <text:list-item>
                  <text:p text:style-name="P191">Se o dispositivo estiver sendo monitorado, para o monitoramento</text:p>
                </text:list-item>
              </text:list>
            </text:list-item>
            <text:list-item>
              <text:p text:style-name="P191">Se não</text:p>
              <text:list>
                <text:list-item>
                  <text:p text:style-name="P191">Busca a empresa e seta no objeto dispositivo</text:p>
                </text:list-item>
              </text:list>
            </text:list-item>
          </text:list>
        </text:list-item>
        <text:list-item>
          <text:p text:style-name="P190">O sistema verifica se o novo <text:span text:style-name="T12">nome</text:span> (recebido na requisição) é igual ao <text:span text:style-name="T12">nome</text:span> do <text:span text:style-name="T27">dispositivo</text:span><text:span text:style-name="T12"> bu</text:span>scado</text:p>
          <text:list>
            <text:list-item>
              <text:p text:style-name="P190">Se não, o sistema verifica se existe algum <text:span text:style-name="T26">dispositivo</text:span> registrado com o novo <text:span text:style-name="T12">nome </text:span><text:span text:style-name="T26">e o ID da empresa</text:span></text:p>
              <text:list>
                <text:list-item>
                  <text:p text:style-name="P192"><text:span text:style-name="T9">Se sim, o sistema retorna uma mensagem de erro 400 informando que já existe </text:span><text:span text:style-name="T28">outro dispositivo</text:span><text:span text:style-name="T9"> </text:span><text:span text:style-name="T28">na empresa </text:span><text:span text:style-name="T9">com o </text:span><text:span text:style-name="T13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193">O sistema carrega o objeto de <text:span text:style-name="T26">dispositivo</text:span> com os dados enviados na requisição</text:p>
        </text:list-item>
        <text:list-item>
          <text:p text:style-name="P193">O sistema <text:span text:style-name="T6">altera os dados do</text:span> <text:span text:style-name="T26">dispositivo</text:span></text:p>
        </text:list-item>
        <text:list-item>
          <text:p text:style-name="P191">O sistema busca e carrega novamente o dispositivo pelo ID</text:p>
        </text:list-item>
        <text:list-item>
          <text:p text:style-name="P194">O sistema envia os dados do dispositivo para as instâncias do microsserviço “disp-monitor” via mensagem</text:p>
        </text:list-item>
        <text:list-item>
          <text:p text:style-name="P194">As instâncias do microsserviço “disp-monitor” recebem a mensagem e verificam se há alguma thread de monitoramento em execução vinculada ao dispositivo recebido via mensagem</text:p>
          <text:list>
            <text:list-item>
              <text:p text:style-name="P194"><text:soft-page-break/>Se sim, seta o novo dispositivo no objeto da thread encontrada</text:p>
            </text:list-item>
          </text:list>
        </text:list-item>
      </text:list>
      <text:p text:style-name="P180"/>
      <text:p text:style-name="P195">Buscar <text:span text:style-name="T29">Dispositivo</text:span></text:p>
      <text:p text:style-name="P196">Responsável por retornar dados do <text:span text:style-name="T29">dispositivo</text:span> pelo ID</text:p>
      <text:p text:style-name="P197">Fluxo principal:</text:p>
      <text:list text:style-name="L34">
        <text:list-item>
          <text:p text:style-name="P198">O sistema verifica se o usuário logado possui o role “<text:span text:style-name="T29">dispositivo</text:span>-all”</text:p>
        </text:list-item>
        <text:list-item>
          <text:p text:style-name="P199">O sistema verifica se o ID da empresa do dispositivo corresponde ao ID de empresa vinculado ao usuário logado</text:p>
        </text:list-item>
        <text:list-item>
          <text:p text:style-name="P200">O sistema busca os dados do <text:span text:style-name="T29">dispositivo</text:span><text:span text:style-name="T12"> </text:span>e os retorna como resposta</text:p>
        </text:list-item>
      </text:list>
      <text:p text:style-name="P201"/>
      <text:p text:style-name="P202">Filtrar <text:span text:style-name="T29">Dispositivo</text:span></text:p>
      <text:p text:style-name="P201">Responsável por retornar a lista de <text:span text:style-name="T29">dispositivos</text:span> filtrada por parte do nome <text:span text:style-name="T29">e empresa</text:span></text:p>
      <text:p text:style-name="P203">Fluxo principal:</text:p>
      <text:list text:style-name="L35">
        <text:list-item>
          <text:p text:style-name="P204">O sistema verifica se o usuário logado possui o role “<text:span text:style-name="T29">dispositivo</text:span>-all”</text:p>
        </text:list-item>
        <text:list-item>
          <text:p text:style-name="P205">O sistema verifica se o ID da empresa do dispositivo corresponde ao ID de empresa vinculado ao usuário logado</text:p>
        </text:list-item>
        <text:list-item>
          <text:p text:style-name="P204">O sistema busca os dados de todos os <text:span text:style-name="T29">dispositivos</text:span> que correspondem aos critérios de filtro e os retorna como resposta</text:p>
        </text:list-item>
      </text:list>
      <text:p text:style-name="P206"/>
      <text:p text:style-name="P206">Remover <text:span text:style-name="T30">Dispositivo</text:span></text:p>
      <text:p text:style-name="P207">Responsável pela remoção de um <text:span text:style-name="T29">dispositivo</text:span> do sistema</text:p>
      <text:p text:style-name="P208">Fluxo principal:</text:p>
      <text:list text:style-name="L36">
        <text:list-item>
          <text:p text:style-name="P209">O sistema verifica se o usuário logado possui o role “<text:span text:style-name="T29">dispositivo</text:span>-all”</text:p>
        </text:list-item>
        <text:list-item>
          <text:p text:style-name="P210">O sistema verifica se o ID da empresa do dispositivo corresponde ao ID de empresa vinculado ao usuário logado</text:p>
        </text:list-item>
        <text:list-item>
          <text:p text:style-name="P209">O sistema verifica se o <text:span text:style-name="T29">dispositivo</text:span> existe pelo ID</text:p>
          <text:list>
            <text:list-item>
              <text:p text:style-name="P211"><text:span text:style-name="T11">Se não, o sistema retorna uma mensagem de erro 400 informando que o </text:span><text:span text:style-name="T29">dispositivo</text:span><text:span text:style-name="T11"> não foi encontrado</text:span></text:p>
            </text:list-item>
          </text:list>
        </text:list-item>
        <text:list-item>
          <text:p text:style-name="P212">O sistema para o monitoramento do dispositivo, caso o dispositivo esteja sendo monitorado <text:span text:style-name="T31">e não esteja sendo monitorado por agentes</text:span></text:p>
        </text:list-item>
        <text:list-item>
          <text:p text:style-name="P213">O sistema deleta o dispositivo</text:p>
        </text:list-item>
      </text:list>
      <text:p text:style-name="P214"/>
      <text:p text:style-name="P215"/>
      <text:p text:style-name="P215">UCs de <text:span text:style-name="T32">EVENTO</text:span></text:p>
      <text:p text:style-name="P216"/>
      <text:p text:style-name="P217">Listar Eventos por Dia</text:p>
      <text:p text:style-name="P216">Responsável por retornar a lista de eventos filtrados pelo dia de ocorr<text:span text:style-name="T30">ê</text:span>ncia</text:p>
      <text:p text:style-name="P218">Fluxo principal:</text:p>
      <text:list text:style-name="L37">
        <text:list-item>
          <text:p text:style-name="P219">O sistema verifica se o usuário logado possui o role “<text:span text:style-name="T29">dispositivo</text:span>-all”</text:p>
        </text:list-item>
        <text:list-item>
          <text:p text:style-name="P220">O sistema verifica se o ID da empresa do dispositivo do evento corresponde ao ID de empresa vinculado ao usuário logado</text:p>
        </text:list-item>
        <text:list-item>
          <text:p text:style-name="P221">O sistema busca todos os eventos, filtrando pelo dia de ocorrência, e retorna os dados como resposta</text:p>
        </text:list-item>
      </text:list>
      <text:p text:style-name="P222"/>
      <text:p text:style-name="P223">Listar Eventos por Intervalo</text:p>
      <text:p text:style-name="P222">Responsável por retornar a lista de eventos filtrados pelo intervalo de datas de ocorrência</text:p>
      <text:p text:style-name="P224">Fluxo principal:</text:p>
      <text:list text:style-name="L38">
        <text:list-item>
          <text:p text:style-name="P225">O sistema verifica se o usuário logado possui o role “<text:span text:style-name="T29">dispositivo</text:span>-all”</text:p>
        </text:list-item>
        <text:list-item>
          <text:p text:style-name="P226">O sistema verifica se o ID da empresa do dispositivo do evento corresponde ao ID de empresa vinculado ao usuário logado</text:p>
        </text:list-item>
        <text:list-item>
          <text:p text:style-name="P227"><text:soft-page-break/>O sistema busca todos os eventos, filtrando por dia entre o início e fim do intervalo recebido na requisição, e retorna os dados como resposta</text:p>
        </text:list-item>
      </text:list>
      <text:p text:style-name="P222"/>
      <text:p text:style-name="P223">Busca Evento</text:p>
      <text:p text:style-name="P222">Responsável por buscar um evento pelo ID</text:p>
      <text:p text:style-name="P224">Fluxo principal:</text:p>
      <text:list text:style-name="L39">
        <text:list-item>
          <text:p text:style-name="P228">O sistema verifica se o usuário logado possui o role “<text:span text:style-name="T29">dispositivo</text:span>-all”</text:p>
        </text:list-item>
        <text:list-item>
          <text:p text:style-name="P229">O sistema verifica se o ID da empresa do dispositivo do evento corresponde ao ID de empresa vinculado ao usuário logado</text:p>
        </text:list-item>
        <text:list-item>
          <text:p text:style-name="P230">O sistema busca o evento pelo ID recebido na requisição e retorna os dados como resposta</text:p>
        </text:list-item>
      </text:list>
      <text:p text:style-name="P231"/>
      <text:p text:style-name="P231">UCs de PAGAMENTOS</text:p>
      <text:p text:style-name="P232"/>
      <text:p text:style-name="P233">Lista<text:span text:style-name="T33">r</text:span> Pagamentos</text:p>
      <text:p text:style-name="P232">Responsável por listar os pagamentos para a empresa de desde o dia que a empresa se tornou regular até o pagamento do mês atual ou do anterior caso o dia atual seja menor que o dia de pagamento.</text:p>
      <text:p text:style-name="P234">Fluxo principal:</text:p>
      <text:list text:style-name="L40">
        <text:list-item>
          <text:p text:style-name="P235">Busca na tabela config o valor de pagamento</text:p>
        </text:list-item>
        <text:list-item>
          <text:p text:style-name="P235">Busca na tabela empresa a data que a empresa se tornou regular</text:p>
        </text:list-item>
        <text:list-item>
          <text:p text:style-name="P235">Busca na tabela empresa o dia de pagamento e a data de que esteja pago até ela</text:p>
        </text:list-item>
        <text:list-item>
          <text:p text:style-name="P235">Carrega todos os pagamentos com suas datas de pagamento e se estão pagos</text:p>
        </text:list-item>
        <text:list-item>
          <text:p text:style-name="P235">Calcula o débito total em cima dos pagamentos não pagos</text:p>
        </text:list-item>
        <text:list-item>
          <text:p text:style-name="P235">Retorna os pagamentos e o débito total</text:p>
        </text:list-item>
      </text:list>
      <text:p text:style-name="P232"/>
      <text:p text:style-name="P236">Regularizar Dívida</text:p>
      <text:p text:style-name="P237">Responsável por efetuar o pagamento de toda a dívida. Isto é, todos os pagamentos não pagos somados.</text:p>
      <text:p text:style-name="P238">Fluxo principal:</text:p>
      <text:list text:style-name="L41">
        <text:list-item>
          <text:p text:style-name="P239">Carrega dados da empresa</text:p>
        </text:list-item>
        <text:list-item>
          <text:p text:style-name="P239">Calcula a data da última parcela</text:p>
        </text:list-item>
        <text:list-item>
          <text:p text:style-name="P239">Seta o valor da última parcela no campo “pagoAte”</text:p>
        </text:list-item>
        <text:list-item>
          <text:p text:style-name="P239">Salva no banco de dados</text:p>
        </text:list-item>
        <text:list-item>
          <text:p text:style-name="P239">Retorna mensagem sobre até onde agora está pago</text:p>
        </text:list-item>
      </text:list>
      <text:p text:style-name="P237"/>
      <text:p text:style-name="P236">Gerar Pagamento Pix QRCode</text:p>
      <text:p text:style-name="P237">Responsável por gerar o QRCode da dívida total dos pagamentos e retornar ao frontend para ser pago via PIX</text:p>
      <text:p text:style-name="P238">Fluxo principal:</text:p>
      <text:list text:style-name="L42">
        <text:list-item>
          <text:p text:style-name="P240">Busca empresa e config no banco de dados</text:p>
        </text:list-item>
        <text:list-item>
          <text:p text:style-name="P240">Calcula o valor total da dívida</text:p>
        </text:list-item>
        <text:list-item>
          <text:p text:style-name="P240">Gera a imagem QRCode em formato base64</text:p>
        </text:list-item>
        <text:list-item>
          <text:p text:style-name="P240">Retorna a imagem do QRCode em formato base64 e o texto do pix copia e cola</text:p>
        </text:list-item>
      </text:list>
      <text:p text:style-name="P237"/>
      <text:p text:style-name="P232"/>
      <text:p text:style-name="P241">UCs de MONITORAMENTO DE DISPOSITIVOS</text:p>
      <text:p text:style-name="P242"/>
      <text:p text:style-name="P243"><text:span text:style-name="T34">U</text:span>pdateDispositivo</text:p>
      <text:p text:style-name="P244">Função responsável por atualizar o flag de “sendoMonitorado” de um dispositivo, bem como de enviar os dados do dispositivo para “disp-monitor” e para o frontend via websocket.</text:p>
      <text:p text:style-name="P245">Fluxo principal:</text:p>
      <text:list text:style-name="L43">
        <text:list-item>
          <text:p text:style-name="P246">O flag “sendoMonitorado” na tabela dispositivo é alterado para “true”</text:p>
        </text:list-item>
        <text:list-item>
          <text:p text:style-name="P246">Dados do dispositivo são retornados para o frontend de todos os usuários admins ou que pertencem a empresa do dispositivo, via websocket</text:p>
        </text:list-item>
        <text:list-item>
          <text:p text:style-name="P246">Os dados do dispositivo são enviados para as instâncias do microsserviço “disp-monitor” <text:s/>via mensagem para que cada instância busque o monitoramento vinculado ao dispositivo. Quando encontra o monitoramento, seta o objeto dispositivo na thread de monitoramento correspondente.</text:p>
        </text:list-item>
      </text:list>
      <text:p text:style-name="P247"/>
      <text:p text:style-name="P247">Start <text:span text:style-name="T35">M</text:span>onitoramento</text:p>
      <text:p text:style-name="P248">Responsável por alocar uma nova thread, em um dos monitor_servers disponíveis, para realizar os testes de conexão com o dispositivo.</text:p>
      <text:p text:style-name="P249">Fluxo principal:</text:p>
      <text:list text:continue-numbering="true" text:style-name="L43">
        <text:list-item>
          <text:p text:style-name="P250">Verifica se o usuário logado possui o role “dispositivo-monitoramento-all”</text:p>
        </text:list-item>
        <text:list-item>
          <text:p text:style-name="P250">Verifica se o dispositivo existe no banco de dados</text:p>
          <text:list>
            <text:list-item>
              <text:p text:style-name="P250">Se não, retorna uma mensagem de erro 400 informando que o usuário não foi encontrado</text:p>
            </text:list-item>
          </text:list>
        </text:list-item>
        <text:list-item>
          <text:p text:style-name="P250">Verifica se o dispositivo já está sendo monitorado</text:p>
          <text:list>
            <text:list-item>
              <text:p text:style-name="P250">Faz uma busca em todos os monitors_servers para saber se o dispositivo já está sendo monitorado</text:p>
            </text:list-item>
            <text:list-item>
              <text:p text:style-name="P250">Se o dispositivo já está sendo monitorado, executa <text:span text:style-name="T4">“</text:span><text:span text:style-name="T36">U</text:span><text:span text:style-name="T4">pdateDispositivo”</text:span></text:p>
            </text:list-item>
          </text:list>
        </text:list-item>
        <text:list-item>
          <text:p text:style-name="P251">Tenta startar o monitoramento em um dos monitor_servers registrados. Isto é, alocar a thread de monitoramento</text:p>
          <text:list>
            <text:list-item>
              <text:p text:style-name="P252">Se houver um problema de acesso ao monitor_server, uma mensagem de log é enviada para saída padrão informando isto e é passado para o próximo monitor_server</text:p>
            </text:list-item>
            <text:list-item>
              <text:p text:style-name="P251">Se o limite de monitoramentos for excedido no monitor_server corrente, tenta startar no próximo até startar em um ou tentar em todos</text:p>
            </text:list-item>
            <text:list-item>
              <text:p text:style-name="P251">Se o limite de monitoramento estiver esgotado em todos os monitor_servers, retorna uma mensagem de erro 400 informando sobre o limite excedido</text:p>
            </text:list-item>
            <text:list-item>
              <text:p text:style-name="P251">Se o monitoramento foi startado com sucesso</text:p>
              <text:list>
                <text:list-item>
                  <text:p text:style-name="P251">Executa <text:span text:style-name="T4">“</text:span><text:span text:style-name="T36">U</text:span><text:span text:style-name="T4">pdateDispositivo”</text:span></text:p>
                </text:list-item>
                <text:list-item>
                  <text:p text:style-name="P251">Salva no banco de dados como configuração o índice do próximo monitor_server. Exemplo, se foi startado no monitor_server de índice 0, o índice do próximo monitor_server é 1, caso existam mais que 1 monitor_servers.</text:p>
                </text:list-item>
                <text:list-item>
                  <text:p text:style-name="P251">Uma mensagem via websocket é enviada para os admins e os usuários da empresa do dispositivo. A mensagem enviada tem como dados a quantidade total de dispositivos da empresa e a quantidade de dispositivos sendo monitorados (são informações gerais sobre os dispositivos)</text:p>
                </text:list-item>
              </text:list>
            </text:list-item>
          </text:list>
        </text:list-item>
      </text:list>
      <text:p text:style-name="P253"/>
      <text:p text:style-name="P254"/>
      <text:p text:style-name="P255">Stop Monitoramento</text:p>
      <text:p text:style-name="P256">Responsável por parar a execução da thread de monitoramento do dispositivo e removê-lo da lista de dispositivos monitorados no monitor_server correspondente.</text:p>
      <text:p text:style-name="P257">Fluxo principal:</text:p>
      <text:list text:style-name="L44">
        <text:list-item>
          <text:p text:style-name="P258">Verifica se o usuário logado possui o role “dispositivo-monitoramento-all”</text:p>
        </text:list-item>
        <text:list-item>
          <text:p text:style-name="P258">Verifica se o dispositivo existe no banco de dados</text:p>
          <text:list>
            <text:list-item>
              <text:p text:style-name="P258">Se não, retorna uma mensagem de erro 400 informando que o usuário não foi encontrado</text:p>
            </text:list-item>
          </text:list>
        </text:list-item>
        <text:list-item>
          <text:p text:style-name="P259">Tenta parar o monitoramento nos monitor_servers até encontrar o monitoramento em um deles e pará-lo. </text:p>
          <text:list>
            <text:list-item>
              <text:p text:style-name="P259">O endpoint de stop uma instância de “disp-monitor” é chamado ela se encarrega de buscar o monitoramento e parar a thread dele caso encontre.</text:p>
            </text:list-item>
          </text:list>
        </text:list-item>
        <text:list-item>
          <text:p text:style-name="P260">Se nenhuma instância de monitor_server encontrar na sua lista de monitoramentos o monitoramento do dispositivo buscado</text:p>
          <text:list>
            <text:list-item>
              <text:p text:style-name="P261">Executa <text:span text:style-name="T4">“UpdateDispositivo”</text:span></text:p>
            </text:list-item>
            <text:list-item>
              <text:p text:style-name="P260"><text:span text:style-name="T37">Retorna uma</text:span> mensagem de erro 400 informando que <text:span text:style-name="T38">o dispositivo já não está sendo monitorado</text:span></text:p>
            </text:list-item>
          </text:list>
        </text:list-item>
      </text:list>
      <text:p text:style-name="P256"/>
      <text:p text:style-name="P262">Start Todos os Dispositivos da Empresa</text:p>
      <text:p text:style-name="P263">Responsável por startar todos os dispositivos de uma empresa pelo ID dela</text:p>
      <text:p text:style-name="P264">Fluxo principal:</text:p>
      <text:list text:style-name="L45">
        <text:list-item>
          <text:p text:style-name="P265">Verifica se o usuário logado possui o role “dispositivo-monitoramento-all”</text:p>
        </text:list-item>
        <text:list-item>
          <text:p text:style-name="P266">Tenta startar todos os dispositivos da empresa pelo ID deles </text:p>
          <text:list>
            <text:list-item>
              <text:p text:style-name="P266">Chama <text:span text:style-name="T4">“Start Monitoramento”</text:span> para cada <text:span text:style-name="T39">dispositivo da empresa</text:span></text:p>
              <text:list>
                <text:list-item>
                  <text:p text:style-name="P266">Caso um dispositivo seja startado com sucesso, o contador de starts bem sucedidos é incrementado</text:p>
                </text:list-item>
                <text:list-item>
                  <text:p text:style-name="P266">Caso o limite de monitoramentos tenha sido excedido, uma mensagem de log informando isto é enviada para saída padrão via Logger</text:p>
                </text:list-item>
                <text:list-item>
                  <text:p text:style-name="P266">Caso o dispositivo já tenha sido startado antes, apenas passa para o próximo start</text:p>
                </text:list-item>
              </text:list>
            </text:list-item>
          </text:list>
        </text:list-item>
        <text:list-item>
          <text:p text:style-name="P266">Uma mensagem é retornada para o frontend informando quantos dispositivos foram startados do total de dispositivos da empresa</text:p>
        </text:list-item>
      </text:list>
      <text:p text:style-name="P263"/>
      <text:p text:style-name="P267">Stop Todos os Dispositivos da Empresa</text:p>
      <text:p text:style-name="P268">Responsável por parar todos os dispositivos de uma empresa, sendo monitorados</text:p>
      <text:p text:style-name="P269">Fluxo principal:</text:p>
      <text:list text:style-name="L46">
        <text:list-item>
          <text:p text:style-name="P270">Verifica se o usuário logado possui o role “dispositivo-monitoramento-all”</text:p>
        </text:list-item>
        <text:list-item>
          <text:p text:style-name="P271">Tenta parar todos os dispositivos da empresa pelo ID deles</text:p>
          <text:list>
            <text:list-item>
              <text:p text:style-name="P271">Chama <text:span text:style-name="T4">“Stop Monitoramento”</text:span> para cada dispositivo da empresa</text:p>
              <text:list>
                <text:list-item>
                  <text:p text:style-name="P271">Caso o dispositivo já não esteja sendo monitorado, passa para o próximo stop</text:p>
                </text:list-item>
              </text:list>
            </text:list-item>
          </text:list>
        </text:list-item>
      </text:list>
      <text:p text:style-name="P268"/>
      <text:p text:style-name="P267">Start Todos os Dispositivos</text:p>
      <text:p text:style-name="P268">Responsável por startar todos os dispositivos registrados no sistema</text:p>
      <text:p text:style-name="P269">Fluxo principal:</text:p>
      <text:list text:style-name="L47">
        <text:list-item>
          <text:p text:style-name="P272">Verifica se o usuário logado possui o role “dispositivo-monitoramento-all”</text:p>
        </text:list-item>
        <text:list-item>
          <text:p text:style-name="P273">Tenta startar todos os dispositivos do sistema</text:p>
          <text:list>
            <text:list-item>
              <text:p text:style-name="P273">Chama “Start Monitoramento” para cada dispositivo </text:p>
              <text:list>
                <text:list-item>
                  <text:p text:style-name="P274">Caso um dispositivo seja startado com sucesso, o contador de starts bem sucedidos é incrementado</text:p>
                </text:list-item>
                <text:list-item>
                  <text:p text:style-name="P274">Caso o limite de monitoramentos tenha sido excedido, uma mensagem de log informando isto é enviada para saída padrão via Logger</text:p>
                </text:list-item>
                <text:list-item>
                  <text:p text:style-name="P274">Caso o dispositivo já tenha sido startado antes, apenas passa para o próximo start</text:p>
                </text:list-item>
              </text:list>
            </text:list-item>
          </text:list>
        </text:list-item>
        <text:list-item>
          <text:p text:style-name="P274">Uma mensagem é retornada para o frontend informando quantos dispositivos foram <text:soft-page-break/>startados do total de dispositivos da empresa</text:p>
        </text:list-item>
      </text:list>
      <text:p text:style-name="P275"/>
      <text:p text:style-name="P276">Stop Todos os Dispositivos</text:p>
      <text:p text:style-name="P277">Responsável por parar o monitoramento de todos os dispositivos registrados no sistema</text:p>
      <text:p text:style-name="P278">Fluxo principal:</text:p>
      <text:list text:style-name="L48">
        <text:list-item>
          <text:p text:style-name="P279">Verifica se o usuário logado possui o role “dispositivo-monitoramento-all”</text:p>
        </text:list-item>
        <text:list-item>
          <text:p text:style-name="P280">Tenta parar todos os dispositivos do sistema</text:p>
        </text:list-item>
      </text:list>
      <text:list text:style-name="L49">
        <text:list-item>
          <text:list>
            <text:list-item>
              <text:p text:style-name="P281">Utiliza o service de “stopAllMonitoramentos” do microsserviço “disp-monitor” para parar todos os monitoramentos</text:p>
            </text:list-item>
            <text:list-item>
              <text:p text:style-name="P281">Seta todos os dispositivos como não monitorados</text:p>
            </text:list-item>
            <text:list-item>
              <text:p text:style-name="P281">Envia mensagem via websocket com atualizações do número de dispositivos sendo monitorados</text:p>
            </text:list-item>
          </text:list>
        </text:list-item>
      </text:list>
      <text:p text:style-name="P282"/>
      <text:p text:style-name="P283">A <text:span text:style-name="T40">Lógica</text:span> de Monitoramento</text:p>
      <text:p text:style-name="P284">A <text:span text:style-name="T40">lógica</text:span> de monitoramento está na biblioteca <text:span text:style-name="T4">“disp-monitor-lib”</text:span> e tem a lógica do monitoramento de dispositivos. Ela<text:span text:style-name="T41"> é responsável por iniciar o lote de envio de pacotes ICMP ao dispositivo para teste da conexão. Após o fim do lote de testes, a </text:span><text:span text:style-name="T42">lógica</text:span><text:span text:style-name="T41"> executando na instância de “disp-monitor” </text:span><text:span text:style-name="T42">e no programa agente,</text:span><text:span text:style-name="T41"> executa algumas tarefas referentes ao resultado dos testes, descritas abaixo:</text:span></text:p>
      <text:p text:style-name="P285">Fluxo principal:</text:p>
      <text:list text:style-name="L50">
        <text:list-item>
          <text:p text:style-name="P286">Realiza os testes e armazena o resultado em variáveis</text:p>
        </text:list-item>
        <text:list-item>
          <text:p text:style-name="P286">Após o teste</text:p>
          <text:list>
            <text:list-item>
              <text:p text:style-name="P286">Se o número de falhas for maior que a porcentagem de falhas que indica falha na conexão</text:p>
              <text:list>
                <text:list-item>
                  <text:p text:style-name="P286">Se o status do dispositivo for INATIVO:</text:p>
                  <text:list>
                    <text:list-item>
                      <text:p text:style-name="P286">Muda para ATIVO, calcula o tempo de inatividade <text:span text:style-name="T43">e incrementa o tempo de inatividade total</text:span></text:p>
                    </text:list-item>
                  </text:list>
                </text:list-item>
              </text:list>
            </text:list-item>
            <text:list-item>
              <text:p text:style-name="P286">Se o número de falhas for menor que a porcent<text:span text:style-name="T44">a</text:span>gem</text:p>
              <text:list>
                <text:list-item>
                  <text:p text:style-name="P286">Se o status do dispositivo for ATIVO:</text:p>
                  <text:list>
                    <text:list-item>
                      <text:p text:style-name="P286">Muda para INATIVO, seta a variável de tempo de inatividade para a data/hora atual e incrementa <text:span text:style-name="T43">a quantidade de quedas na conexão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7">Calcula a latência média e seta ela no objeto do dispositivo</text:p>
        </text:list-item>
        <text:list-item>
          <text:p text:style-name="P287">Envia o dispositivo via mensagem para o micro<text:span text:style-name="T45">s</text:span>serviço “main-api” que recebe a mensagem, <text:span text:style-name="T44">salva </text:span><text:span text:style-name="T46">a latência média, </text:span><text:span text:style-name="T47">status,</text:span><text:span text:style-name="T46"> </text:span><text:span text:style-name="T47">data de atualização</text:span><text:span text:style-name="T46"> </text:span><text:span text:style-name="T44">do dispositivo no banco de dados</text:span> e envia <text:span text:style-name="T44">os dados,</text:span> via websocket, para todos os usuários admin ou vinculados a empresa do dispositivo, conectados</text:p>
        </text:list-item>
        <text:list-item>
          <text:p text:style-name="P287">Se o tempo entre o último evento registrado (ou o início da execução<text:span text:style-name="T42">)</text:span> e o tempo atual for maior ou igual ao período de registro de eventos</text:p>
          <text:list>
            <text:list-item>
              <text:p text:style-name="P287">O evento é criado e enviado via mensagem para o micro<text:span text:style-name="T45">s</text:span>serviço “main-api” que recebe a mensagem e registra o evento no banco de dados</text:p>
            </text:list-item>
          </text:list>
        </text:list-item>
        <text:list-item>
          <text:p text:style-name="P287">Se uma falha de IO ocorrer na execução do comando PING, um log com a mensagem correspondente é enviado para a saída padrão</text:p>
        </text:list-item>
      </text:list>
      <text:p text:style-name="P288"/>
      <text:p text:style-name="P289"/>
      <text:p text:style-name="P290">UCs <text:s/>de AGENTE MONITOR</text:p>
      <text:p text:style-name="P291"/>
      <text:p text:style-name="P291"><text:tab/>Os casos de uso de agente monitor estão implementados em “main-api” e estão descritos logo abaixo:</text:p>
      <text:p text:style-name="P291"/>
      <text:p text:style-name="P292">Receber Dispositivo State</text:p>
      <text:p text:style-name="P293">Responsável por receber do agente o estado do dispositivo, processar, registrar a alteração no banco de dados e enviar para o frontend a atualização via websocket.</text:p>
      <text:p text:style-name="P294">Fluxo principal:</text:p>
      <text:list text:style-name="L51">
        <text:list-item>
          <text:p text:style-name="P295">Verifica se o <text:span text:style-name="T48">access_token</text:span> possui o role “<text:span text:style-name="T49">agente</text:span>-<text:span text:style-name="T49">monitor</text:span>-all”</text:p>
        </text:list-item>
        <text:list-item>
          <text:p text:style-name="P296">Busca o agente pela chave</text:p>
        </text:list-item>
        <text:list-item>
          <text:p text:style-name="P296">Seta o campo no banco de dados ultimo_envio_de_estado_em para a data/hora atual</text:p>
        </text:list-item>
        <text:list-item>
          <text:p text:style-name="P296">Registra no banco de dados</text:p>
        </text:list-item>
        <text:list-item>
          <text:p text:style-name="P297">Busca o dispositivo pelo ID</text:p>
        </text:list-item>
        <text:list-item>
          <text:p text:style-name="P297">Seta o dispositivo como sendo monitorado</text:p>
        </text:list-item>
        <text:list-item>
          <text:p text:style-name="P297">Atualiza o banco de dados com o dispositivo sendo monitorado</text:p>
        </text:list-item>
        <text:list-item>
          <text:p text:style-name="P296">Chama o mesmo método que é chamado em “<text:span text:style-name="T4">Listener da queue:</text:span> <text:span text:style-name="T50">dispositivos-state-queue</text:span>” <text:span text:style-name="T48">documentado em “Mensagens RabbitMQ”</text:span></text:p>
        </text:list-item>
        <text:list-item>
          <text:p text:style-name="P298">Envia mensagem atualizada de infos sobre número de dispositivos sendo monitorados</text:p>
        </text:list-item>
      </text:list>
      <text:p text:style-name="P299"/>
      <text:p text:style-name="P300">Receber Evento</text:p>
      <text:p text:style-name="P301">Responsável por receber um evento, processar, registrar e banco de dados.</text:p>
      <text:p text:style-name="P302">Fluxo principal:</text:p>
      <text:list text:style-name="L52">
        <text:list-item>
          <text:p text:style-name="P303">Verifica se o <text:span text:style-name="T48">access_token</text:span> possui o role “<text:span text:style-name="T49">agente</text:span>-<text:span text:style-name="T49">monitor</text:span>-all”</text:p>
        </text:list-item>
        <text:list-item>
          <text:p text:style-name="P304">Chama o mesmo método que é chamado em “<text:span text:style-name="T4">Listener da queue: </text:span><text:span text:style-name="T50">eventos-queue</text:span>” documentado em “Mensagens RabbitMQ”</text:p>
        </text:list-item>
      </text:list>
      <text:p text:style-name="P305"/>
      <text:p text:style-name="P306">Busca Agente</text:p>
      <text:p text:style-name="P305">Responsável por buscar dados de um agente e os IDs de seus dispositivos e retornar para o programa agente.</text:p>
      <text:p text:style-name="P307">Fluxo principal:</text:p>
      <text:list text:style-name="L53">
        <text:list-item>
          <text:p text:style-name="P308">Verifica se o <text:span text:style-name="T48">access_token</text:span> possui o role “<text:span text:style-name="T49">agente</text:span>-<text:span text:style-name="T49">monitor</text:span>-all”</text:p>
        </text:list-item>
        <text:list-item>
          <text:p text:style-name="P309">Busca o agente pela chave</text:p>
        </text:list-item>
        <text:list-item>
          <text:p text:style-name="P309">Busca os IDs dos dispositivos do agente</text:p>
        </text:list-item>
        <text:list-item>
          <text:p text:style-name="P309">Retorna os dados do agente e os IDs dos dispositivos para o programa agente</text:p>
        </text:list-item>
      </text:list>
      <text:p text:style-name="P305"/>
      <text:p text:style-name="P306">Busca Configurações</text:p>
      <text:p text:style-name="P305">Responsável por buscar dados de configurações e retornar para o programa agente</text:p>
      <text:p text:style-name="P307">Fluxo principal:</text:p>
      <text:list text:style-name="L54">
        <text:list-item>
          <text:p text:style-name="P310">Verifica se o <text:span text:style-name="T48">access_token</text:span> possui o role “<text:span text:style-name="T49">agente</text:span>-<text:span text:style-name="T49">monitor</text:span>-all”</text:p>
        </text:list-item>
        <text:list-item>
          <text:p text:style-name="P311">Verifica se o agente existe pela chave</text:p>
        </text:list-item>
        <text:list-item>
          <text:p text:style-name="P311">Busca dados das configurações</text:p>
        </text:list-item>
        <text:list-item>
          <text:p text:style-name="P311">Retorna dados limitados sobre as configurações do sistema</text:p>
        </text:list-item>
      </text:list>
      <text:p text:style-name="P305"/>
      <text:p text:style-name="P312">Busca Dispositivo</text:p>
      <text:p text:style-name="P313">Responsável por buscar dados de um dispositivo pelo id e retornar para o programa agente</text:p>
      <text:p text:style-name="P314">Fluxo principal:</text:p>
      <text:list text:style-name="L55">
        <text:list-item>
          <text:p text:style-name="P315">Verifica se o <text:span text:style-name="T48">access_token</text:span> possui o role “<text:span text:style-name="T49">agente</text:span>-<text:span text:style-name="T49">monitor</text:span>-all”</text:p>
        </text:list-item>
        <text:list-item>
          <text:p text:style-name="P316">Busca o dispositivo pelo ID</text:p>
        </text:list-item>
        <text:list-item>
          <text:p text:style-name="P316">Verifica se o dispositivo deve ser monitorado por agente</text:p>
          <text:list>
            <text:list-item>
              <text:p text:style-name="P316"><text:soft-page-break/>Se não, retorna uma mensagem de erro informando que o dispositivo buscado não deve ser monitorado por agente</text:p>
            </text:list-item>
          </text:list>
        </text:list-item>
        <text:list-item>
          <text:p text:style-name="P316">Verifica se a chave do agente corresponde a chave do agente do dispositivo</text:p>
        </text:list-item>
        <text:list-item>
          <text:p text:style-name="P316">Retorna o os dados do dispositivo para o programa agente</text:p>
        </text:list-item>
      </text:list>
      <text:p text:style-name="P313"/>
      <text:p text:style-name="P317">Desconecta Agente</text:p>
      <text:p text:style-name="P318">Responsável por desconectar o agente e finalizar seus monitoramentos, atualizando, via mensagens, o estado dos dispositivos monitorados.</text:p>
      <text:p text:style-name="P319">Fluxo principal:</text:p>
      <text:list text:style-name="L56">
        <text:list-item>
          <text:p text:style-name="P320">Verifica se o <text:span text:style-name="T48">access_token</text:span> possui o role “<text:span text:style-name="T49">agente</text:span>-<text:span text:style-name="T49">monitor</text:span>-all”</text:p>
        </text:list-item>
        <text:list-item>
          <text:p text:style-name="P321">Busca agente pela chave</text:p>
        </text:list-item>
        <text:list-item>
          <text:p text:style-name="P321">Atualiza todos os dispositivos do agente para não sendo monitorado</text:p>
        </text:list-item>
        <text:list-item>
          <text:p text:style-name="P321">Envia mensagens via websocket do estado dos dispositivos do agente</text:p>
        </text:list-item>
        <text:list-item>
          <text:p text:style-name="P321">Envia mensagem via websocket de informações do número de dispositivos sendo monitorad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8T05:37:13.438032500</meta:creation-date>
    <dc:date>2025-12-01T18:40:50.812844700</dc:date>
    <meta:editing-duration>PT7H20M58S</meta:editing-duration>
    <meta:editing-cycles>62</meta:editing-cycles>
    <meta:generator>LibreOffice/25.2.7.2$Windows_X86_64 LibreOffice_project/5cbfd1ab6520636bb5f7b99185aa69bd7456825d</meta:generator>
    <meta:print-date>2025-11-24T06:28:26.078904300</meta:print-date>
    <meta:printed-by>Arquivos PDF</meta:printed-by>
    <meta:document-statistic meta:table-count="0" meta:image-count="0" meta:object-count="0" meta:page-count="17" meta:paragraph-count="525" meta:word-count="5572" meta:character-count="32476" meta:non-whitespace-character-count="27742"/>
  </office:meta>
</office:document-meta>
</file>